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fo:font-weight="bold" style:font-size-asian="9pt" style:font-weight-asian="bold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This file supports MSP430FR2433 devices. */</text:p>
      <text:p text:style-name="P1">/* Version: 1.211 */</text:p>
      <text:p text:style-name="P1">/* Default linker script, for normal executables */</text:p>
      <text:p text:style-name="P1"/>
      <text:p text:style-name="P1">OUTPUT_ARCH(msp430)</text:p>
      <text:p text:style-name="P1">ENTRY(_start)</text:p>
      <text:p text:style-name="P1"/>
      <text:p text:style-name="P1">MEMORY {</text:p>
      <text:p text:style-name="P1"><text:s text:c="2"/>SFR <text:s text:c="13"/>: ORIGIN = 0x0000, LENGTH = 0x0010 /* END=0x0010, size 16 */</text:p>
      <text:p text:style-name="P1"><text:s text:c="2"/>BSL <text:s text:c="13"/>: ORIGIN = 0x1000, LENGTH = 0x0800</text:p>
      <text:p text:style-name="P1"><text:s text:c="2"/>RAM <text:s text:c="13"/>: ORIGIN = 0x2000, LENGTH = 0x1000 /* END=0x2FFF, size 4096 */</text:p>
      <text:p text:style-name="P1"><text:s text:c="2"/>INFOMEM <text:s text:c="9"/>: ORIGIN = 0x1800, LENGTH = 0x0200 /* END=0x19FF, size 512 as 1 512-byte segments */</text:p>
      <text:p text:style-name="P1"><text:s text:c="2"/>INFOA <text:s text:c="11"/>: ORIGIN = 0x1800, LENGTH = 0x0200 /* END=0x19FF, size 512 */</text:p>
      <text:p text:style-name="P1"><text:s text:c="2"/>FRAM (rx) <text:s text:c="7"/>: ORIGIN = 0xC400, LENGTH = 0x3B80 /* END=0xFF7F, size 15232 */</text:p>
      <text:p text:style-name="P1"><text:s text:c="2"/>JTAGSIGNATURE <text:s text:c="3"/>: ORIGIN = 0xFF80, LENGTH = 0x0004</text:p>
      <text:p text:style-name="P1"><text:s text:c="2"/>BSLSIGNATURE <text:s text:c="4"/>: ORIGIN = 0xFF84, LENGTH = 0x0004</text:p>
      <text:p text:style-name="P1"><text:s text:c="2"/>VECT1 <text:s text:c="11"/>: ORIGIN = 0xFF88, LENGTH = 0x0002</text:p>
      <text:p text:style-name="P1"><text:s text:c="2"/>VECT2 <text:s text:c="11"/>: ORIGIN = 0xFF8A, LENGTH = 0x0002</text:p>
      <text:p text:style-name="P1"><text:s text:c="2"/>VECT3 <text:s text:c="11"/>: ORIGIN = 0xFF8C, LENGTH = 0x0002</text:p>
      <text:p text:style-name="P1"><text:s text:c="2"/>VECT4 <text:s text:c="11"/>: ORIGIN = 0xFF8E, LENGTH = 0x0002</text:p>
      <text:p text:style-name="P1"><text:s text:c="2"/>VECT5 <text:s text:c="11"/>: ORIGIN = 0xFF90, LENGTH = 0x0002</text:p>
      <text:p text:style-name="P1"><text:s text:c="2"/>VECT6 <text:s text:c="11"/>: ORIGIN = 0xFF92, LENGTH = 0x0002</text:p>
      <text:p text:style-name="P1"><text:s text:c="2"/>VECT7 <text:s text:c="11"/>: ORIGIN = 0xFF94, LENGTH = 0x0002</text:p>
      <text:p text:style-name="P1"><text:s text:c="2"/>VECT8 <text:s text:c="11"/>: ORIGIN = 0xFF96, LENGTH = 0x0002</text:p>
      <text:p text:style-name="P1"><text:s text:c="2"/>VECT9 <text:s text:c="11"/>: ORIGIN = 0xFF98, LENGTH = 0x0002</text:p>
      <text:p text:style-name="P1"><text:s text:c="2"/>VECT10 <text:s text:c="10"/>: ORIGIN = 0xFF9A, LENGTH = 0x0002</text:p>
      <text:p text:style-name="P1"><text:s text:c="2"/>VECT11 <text:s text:c="10"/>: ORIGIN = 0xFF9C, LENGTH = 0x0002</text:p>
      <text:p text:style-name="P1"><text:s text:c="2"/>VECT12 <text:s text:c="10"/>: ORIGIN = 0xFF9E, LENGTH = 0x0002</text:p>
      <text:p text:style-name="P1"><text:s text:c="2"/>VECT13 <text:s text:c="10"/>: ORIGIN = 0xFFA0, LENGTH = 0x0002</text:p>
      <text:p text:style-name="P1"><text:s text:c="2"/>VECT14 <text:s text:c="10"/>: ORIGIN = 0xFFA2, LENGTH = 0x0002</text:p>
      <text:p text:style-name="P1"><text:s text:c="2"/>VECT15 <text:s text:c="10"/>: ORIGIN = 0xFFA4, LENGTH = 0x0002</text:p>
      <text:p text:style-name="P1"><text:s text:c="2"/>VECT16 <text:s text:c="10"/>: ORIGIN = 0xFFA6, LENGTH = 0x0002</text:p>
      <text:p text:style-name="P1"><text:s text:c="2"/>VECT17 <text:s text:c="10"/>: ORIGIN = 0xFFA8, LENGTH = 0x0002</text:p>
      <text:p text:style-name="P1"><text:s text:c="2"/>VECT18 <text:s text:c="10"/>: ORIGIN = 0xFFAA, LENGTH = 0x0002</text:p>
      <text:p text:style-name="P1"><text:s text:c="2"/>VECT19 <text:s text:c="10"/>: ORIGIN = 0xFFAC, LENGTH = 0x0002</text:p>
      <text:p text:style-name="P1"><text:s text:c="2"/>VECT20 <text:s text:c="10"/>: ORIGIN = 0xFFAE, LENGTH = 0x0002</text:p>
      <text:p text:style-name="P1"><text:s text:c="2"/>VECT21 <text:s text:c="10"/>: ORIGIN = 0xFFB0, LENGTH = 0x0002</text:p>
      <text:p text:style-name="P1"><text:s text:c="2"/>VECT22 <text:s text:c="10"/>: ORIGIN = 0xFFB2, LENGTH = 0x0002</text:p>
      <text:p text:style-name="P1"><text:s text:c="2"/>VECT23 <text:s text:c="10"/>: ORIGIN = 0xFFB4, LENGTH = 0x0002</text:p>
      <text:p text:style-name="P1"><text:s text:c="2"/>VECT24 <text:s text:c="10"/>: ORIGIN = 0xFFB6, LENGTH = 0x0002</text:p>
      <text:p text:style-name="P1"><text:s text:c="2"/>VECT25 <text:s text:c="10"/>: ORIGIN = 0xFFB8, LENGTH = 0x0002</text:p>
      <text:p text:style-name="P1"><text:s text:c="2"/>VECT26 <text:s text:c="10"/>: ORIGIN = 0xFFBA, LENGTH = 0x0002</text:p>
      <text:p text:style-name="P1"><text:s text:c="2"/>VECT27 <text:s text:c="10"/>: ORIGIN = 0xFFBC, LENGTH = 0x0002</text:p>
      <text:p text:style-name="P1"><text:s text:c="2"/>VECT28 <text:s text:c="10"/>: ORIGIN = 0xFFBE, LENGTH = 0x0002</text:p>
      <text:p text:style-name="P1"><text:s text:c="2"/>VECT29 <text:s text:c="10"/>: ORIGIN = 0xFFC0, LENGTH = 0x0002</text:p>
      <text:p text:style-name="P1"><text:s text:c="2"/>VECT30 <text:s text:c="10"/>: ORIGIN = 0xFFC2, LENGTH = 0x0002</text:p>
      <text:p text:style-name="P1"><text:s text:c="2"/>VECT31 <text:s text:c="10"/>: ORIGIN = 0xFFC4, LENGTH = 0x0002</text:p>
      <text:p text:style-name="P1"><text:s text:c="2"/>VECT32 <text:s text:c="10"/>: ORIGIN = 0xFFC6, LENGTH = 0x0002</text:p>
      <text:p text:style-name="P1"><text:s text:c="2"/>VECT33 <text:s text:c="10"/>: ORIGIN = 0xFFC8, LENGTH = 0x0002</text:p>
      <text:p text:style-name="P1"><text:s text:c="2"/>VECT34 <text:s text:c="10"/>: ORIGIN = 0xFFCA, LENGTH = 0x0002</text:p>
      <text:p text:style-name="P1"><text:s text:c="2"/>VECT35 <text:s text:c="10"/>: ORIGIN = 0xFFCC, LENGTH = 0x0002</text:p>
      <text:p text:style-name="P1"><text:s text:c="2"/>VECT36 <text:s text:c="10"/>: ORIGIN = 0xFFCE, LENGTH = 0x0002</text:p>
      <text:p text:style-name="P1"><text:s text:c="2"/>VECT37 <text:s text:c="10"/>: ORIGIN = 0xFFD0, LENGTH = 0x0002</text:p>
      <text:p text:style-name="P1"><text:s text:c="2"/>VECT38 <text:s text:c="10"/>: ORIGIN = 0xFFD2, LENGTH = 0x0002</text:p>
      <text:p text:style-name="P1"><text:s text:c="2"/>VECT39 <text:s text:c="10"/>: ORIGIN = 0xFFD4, LENGTH = 0x0002</text:p>
      <text:p text:style-name="P1"><text:s text:c="2"/>VECT40 <text:s text:c="10"/>: ORIGIN = 0xFFD6, LENGTH = 0x0002</text:p>
      <text:p text:style-name="P1"><text:s text:c="2"/>VECT41 <text:s text:c="10"/>: ORIGIN = 0xFFD8, LENGTH = 0x0002</text:p>
      <text:p text:style-name="P1"><text:s text:c="2"/>VECT42 <text:s text:c="10"/>: ORIGIN = 0xFFDA, LENGTH = 0x0002</text:p>
      <text:p text:style-name="P1"><text:s text:c="2"/>VECT43 <text:s text:c="10"/>: ORIGIN = 0xFFDC, LENGTH = 0x0002</text:p>
      <text:p text:style-name="P1"><text:s text:c="2"/>VECT44 <text:s text:c="10"/>: ORIGIN = 0xFFDE, LENGTH = 0x0002</text:p>
      <text:p text:style-name="P1"><text:s text:c="2"/>VECT45 <text:s text:c="10"/>: ORIGIN = 0xFFE0, LENGTH = 0x0002</text:p>
      <text:p text:style-name="P1"><text:s text:c="2"/>VECT46 <text:s text:c="10"/>: ORIGIN = 0xFFE2, LENGTH = 0x0002</text:p>
      <text:p text:style-name="P1"><text:s text:c="2"/>VECT47 <text:s text:c="10"/>: ORIGIN = 0xFFE4, LENGTH = 0x0002</text:p>
      <text:p text:style-name="P1"><text:s text:c="2"/>VECT48 <text:s text:c="10"/>: ORIGIN = 0xFFE6, LENGTH = 0x0002</text:p>
      <text:p text:style-name="P1"><text:s text:c="2"/>VECT49 <text:s text:c="10"/>: ORIGIN = 0xFFE8, LENGTH = 0x0002</text:p>
      <text:p text:style-name="P1"><text:s text:c="2"/>VECT50 <text:s text:c="10"/>: ORIGIN = 0xFFEA, LENGTH = 0x0002</text:p>
      <text:p text:style-name="P1"><text:s text:c="2"/>VECT51 <text:s text:c="10"/>: ORIGIN = 0xFFEC, LENGTH = 0x0002</text:p>
      <text:p text:style-name="P1"><text:s text:c="2"/>VECT52 <text:s text:c="10"/>: ORIGIN = 0xFFEE, LENGTH = 0x0002</text:p>
      <text:p text:style-name="P1"><text:s text:c="2"/>VECT53 <text:s text:c="10"/>: ORIGIN = 0xFFF0, LENGTH = 0x0002</text:p>
      <text:p text:style-name="P1"><text:s text:c="2"/>VECT54 <text:s text:c="10"/>: ORIGIN = 0xFFF2, LENGTH = 0x0002</text:p>
      <text:p text:style-name="P1"><text:s text:c="2"/>VECT55 <text:s text:c="10"/>: ORIGIN = 0xFFF4, LENGTH = 0x0002</text:p>
      <text:p text:style-name="P1"><text:soft-page-break/><text:s text:c="2"/>VECT56 <text:s text:c="10"/>: ORIGIN = 0xFFF6, LENGTH = 0x0002</text:p>
      <text:p text:style-name="P1"><text:s text:c="2"/>VECT57 <text:s text:c="10"/>: ORIGIN = 0xFFF8, LENGTH = 0x0002</text:p>
      <text:p text:style-name="P1"><text:s text:c="2"/>VECT58 <text:s text:c="10"/>: ORIGIN = 0xFFFA, LENGTH = 0x0002</text:p>
      <text:p text:style-name="P1"><text:s text:c="2"/>VECT59 <text:s text:c="10"/>: ORIGIN = 0xFFFC, LENGTH = 0x0002</text:p>
      <text:p text:style-name="P1"><text:s text:c="2"/>RESETVEC <text:s text:c="8"/>: ORIGIN = 0xFFFE, LENGTH = 0x0002</text:p>
      <text:p text:style-name="P1">}</text:p>
      <text:p text:style-name="P1"/>
      <text:p text:style-name="P1">SECTIONS</text:p>
      <text:p text:style-name="P1">{</text:p>
      <text:p text:style-name="P1"><text:s text:c="2"/>.jtagsignature <text:s text:c="5"/>: {} &gt; JTAGSIGNATURE</text:p>
      <text:p text:style-name="P1"><text:s text:c="2"/>.bslsignature <text:s text:c="6"/>: {} &gt; BSLSIGNATURE</text:p>
      <text:p text:style-name="P1"><text:s text:c="2"/>__interrupt_vector_1 <text:s text:c="2"/>: { KEEP (*(__interrupt_vector_1 )) } &gt; VECT1</text:p>
      <text:p text:style-name="P1"><text:s text:c="2"/>__interrupt_vector_2 <text:s text:c="2"/>: { KEEP (*(__interrupt_vector_2 )) } &gt; VECT2</text:p>
      <text:p text:style-name="P1"><text:s text:c="2"/>__interrupt_vector_3 <text:s text:c="2"/>: { KEEP (*(__interrupt_vector_3 )) } &gt; VECT3</text:p>
      <text:p text:style-name="P1"><text:s text:c="2"/>__interrupt_vector_4 <text:s text:c="2"/>: { KEEP (*(__interrupt_vector_4 )) } &gt; VECT4</text:p>
      <text:p text:style-name="P1"><text:s text:c="2"/>__interrupt_vector_5 <text:s text:c="2"/>: { KEEP (*(__interrupt_vector_5 )) } &gt; VECT5</text:p>
      <text:p text:style-name="P1"><text:s text:c="2"/>__interrupt_vector_6 <text:s text:c="2"/>: { KEEP (*(__interrupt_vector_6 )) } &gt; VECT6</text:p>
      <text:p text:style-name="P1"><text:s text:c="2"/>__interrupt_vector_7 <text:s text:c="2"/>: { KEEP (*(__interrupt_vector_7 )) } &gt; VECT7</text:p>
      <text:p text:style-name="P1"><text:s text:c="2"/>__interrupt_vector_8 <text:s text:c="2"/>: { KEEP (*(__interrupt_vector_8 )) } &gt; VECT8</text:p>
      <text:p text:style-name="P1"><text:s text:c="2"/>__interrupt_vector_9 <text:s text:c="2"/>: { KEEP (*(__interrupt_vector_9 )) } &gt; VECT9</text:p>
      <text:p text:style-name="P1"><text:s text:c="2"/>__interrupt_vector_10 <text:s/>: { KEEP (*(__interrupt_vector_10)) } &gt; VECT10</text:p>
      <text:p text:style-name="P1"><text:s text:c="2"/>__interrupt_vector_11 <text:s/>: { KEEP (*(__interrupt_vector_11)) } &gt; VECT11</text:p>
      <text:p text:style-name="P1"><text:s text:c="2"/>__interrupt_vector_12 <text:s/>: { KEEP (*(__interrupt_vector_12)) } &gt; VECT12</text:p>
      <text:p text:style-name="P1"><text:s text:c="2"/>__interrupt_vector_13 <text:s/>: { KEEP (*(__interrupt_vector_13)) } &gt; VECT13</text:p>
      <text:p text:style-name="P1"><text:s text:c="2"/>__interrupt_vector_14 <text:s/>: { KEEP (*(__interrupt_vector_14)) } &gt; VECT14</text:p>
      <text:p text:style-name="P1"><text:s text:c="2"/>__interrupt_vector_15 <text:s/>: { KEEP (*(__interrupt_vector_15)) } &gt; VECT15</text:p>
      <text:p text:style-name="P1"><text:s text:c="2"/>__interrupt_vector_16 <text:s/>: { KEEP (*(__interrupt_vector_16)) } &gt; VECT16</text:p>
      <text:p text:style-name="P1"><text:s text:c="2"/>__interrupt_vector_17 <text:s/>: { KEEP (*(__interrupt_vector_17)) } &gt; VECT17</text:p>
      <text:p text:style-name="P1"><text:s text:c="2"/>__interrupt_vector_18 <text:s/>: { KEEP (*(__interrupt_vector_18)) } &gt; VECT18</text:p>
      <text:p text:style-name="P1"><text:s text:c="2"/>__interrupt_vector_19 <text:s/>: { KEEP (*(__interrupt_vector_19)) } &gt; VECT19</text:p>
      <text:p text:style-name="P1"><text:s text:c="2"/>__interrupt_vector_20 <text:s/>: { KEEP (*(__interrupt_vector_20)) } &gt; VECT20</text:p>
      <text:p text:style-name="P1"><text:s text:c="2"/>__interrupt_vector_21 <text:s/>: { KEEP (*(__interrupt_vector_21)) } &gt; VECT21</text:p>
      <text:p text:style-name="P1"><text:s text:c="2"/>__interrupt_vector_22 <text:s/>: { KEEP (*(__interrupt_vector_22)) } &gt; VECT22</text:p>
      <text:p text:style-name="P1"><text:s text:c="2"/>__interrupt_vector_23 <text:s/>: { KEEP (*(__interrupt_vector_23)) } &gt; VECT23</text:p>
      <text:p text:style-name="P1"><text:s text:c="2"/>__interrupt_vector_24 <text:s/>: { KEEP (*(__interrupt_vector_24)) } &gt; VECT24</text:p>
      <text:p text:style-name="P1"><text:s text:c="2"/>__interrupt_vector_25 <text:s/>: { KEEP (*(__interrupt_vector_25)) } &gt; VECT25</text:p>
      <text:p text:style-name="P1"><text:s text:c="2"/>__interrupt_vector_26 <text:s/>: { KEEP (*(__interrupt_vector_26)) } &gt; VECT26</text:p>
      <text:p text:style-name="P1"><text:s text:c="2"/>__interrupt_vector_27 <text:s/>: { KEEP (*(__interrupt_vector_27)) } &gt; VECT27</text:p>
      <text:p text:style-name="P1"><text:s text:c="2"/>__interrupt_vector_28 <text:s/>: { KEEP (*(__interrupt_vector_28)) } &gt; VECT28</text:p>
      <text:p text:style-name="P1"><text:s text:c="2"/>__interrupt_vector_29 <text:s/>: { KEEP (*(__interrupt_vector_29)) } &gt; VECT29</text:p>
      <text:p text:style-name="P1"><text:s text:c="2"/>__interrupt_vector_30 <text:s/>: { KEEP (*(__interrupt_vector_30)) } &gt; VECT30</text:p>
      <text:p text:style-name="P1"><text:s text:c="2"/>__interrupt_vector_31 <text:s/>: { KEEP (*(__interrupt_vector_31)) } &gt; VECT31</text:p>
      <text:p text:style-name="P1"><text:s text:c="2"/>__interrupt_vector_32 <text:s/>: { KEEP (*(__interrupt_vector_32)) } &gt; VECT32</text:p>
      <text:p text:style-name="P1"><text:s text:c="2"/>__interrupt_vector_33 <text:s/>: { KEEP (*(__interrupt_vector_33)) } &gt; VECT33</text:p>
      <text:p text:style-name="P1"><text:s text:c="2"/>__interrupt_vector_34 <text:s/>: { KEEP (*(__interrupt_vector_34)) } &gt; VECT34</text:p>
      <text:p text:style-name="P1"><text:s text:c="2"/>__interrupt_vector_35 <text:s/>: { KEEP (*(__interrupt_vector_35)) } &gt; VECT35</text:p>
      <text:p text:style-name="P1"><text:s text:c="2"/>__interrupt_vector_36 <text:s/>: { KEEP (*(__interrupt_vector_36)) } &gt; VECT36</text:p>
      <text:p text:style-name="P1"><text:s text:c="2"/>__interrupt_vector_37 <text:s/>: { KEEP (*(__interrupt_vector_37)) } &gt; VECT37</text:p>
      <text:p text:style-name="P1"><text:s text:c="2"/>__interrupt_vector_38 <text:s/>: { KEEP (*(__interrupt_vector_38)) } &gt; VECT38</text:p>
      <text:p text:style-name="P1"><text:s text:c="2"/>__interrupt_vector_39 <text:s/>: { KEEP (*(__interrupt_vector_39)) } &gt; VECT39</text:p>
      <text:p text:style-name="P1"><text:s text:c="2"/>__interrupt_vector_40 <text:s/>: { KEEP (*(__interrupt_vector_40)) } &gt; VECT40</text:p>
      <text:p text:style-name="P1"><text:s text:c="2"/>__interrupt_vector_41 <text:s/>: { KEEP (*(__interrupt_vector_41)) } &gt; VECT41</text:p>
      <text:p text:style-name="P1"><text:s text:c="2"/>__interrupt_vector_42 <text:s/>: { KEEP (*(__interrupt_vector_42)) KEEP (*(__interrupt_vector_port2)) } &gt; VECT42</text:p>
      <text:p text:style-name="P1"><text:s text:c="2"/>__interrupt_vector_43 <text:s/>: { KEEP (*(__interrupt_vector_43)) KEEP (*(__interrupt_vector_port1)) } &gt; VECT43</text:p>
      <text:p text:style-name="P1"><text:s text:c="2"/>__interrupt_vector_44 <text:s/>: { KEEP (*(__interrupt_vector_44)) KEEP (*(__interrupt_vector_adc)) } &gt; VECT44</text:p>
      <text:p text:style-name="P1"><text:s text:c="2"/>__interrupt_vector_45 <text:s/>: { KEEP (*(__interrupt_vector_45)) KEEP (*(__interrupt_vector_usci_b0)) } &gt; VECT45</text:p>
      <text:p text:style-name="P1"><text:s text:c="2"/>__interrupt_vector_46 <text:s/>: { KEEP (*(__interrupt_vector_46)) KEEP (*(__interrupt_vector_usci_a1)) } &gt; VECT46</text:p>
      <text:p text:style-name="P1"><text:s text:c="2"/>__interrupt_vector_47 <text:s/>: { KEEP (*(__interrupt_vector_47)) KEEP (*(__interrupt_vector_usci_a0)) } &gt; VECT47</text:p>
      <text:p text:style-name="P1"><text:s text:c="2"/>__interrupt_vector_48 <text:s/>: { KEEP (*(__interrupt_vector_48)) KEEP (*(__interrupt_vector_wdt)) } &gt; VECT48</text:p>
      <text:p text:style-name="P1"><text:s text:c="2"/>__interrupt_vector_49 <text:s/>: { KEEP (*(__interrupt_vector_49)) KEEP (*(__interrupt_vector_rtc)) } &gt; VECT49</text:p>
      <text:p text:style-name="P1"><text:s text:c="2"/>__interrupt_vector_50 <text:s/>: { KEEP (*(__interrupt_vector_50)) KEEP (*(__interrupt_vector_timer3_a1)) } &gt; VECT50</text:p>
      <text:p text:style-name="P1"><text:s text:c="2"/>__interrupt_vector_51 <text:s/>: { KEEP (*(__interrupt_vector_51)) KEEP (*(__interrupt_vector_timer3_a0)) } &gt; VECT51</text:p>
      <text:p text:style-name="P1"><text:soft-page-break/><text:s text:c="2"/>__interrupt_vector_52 <text:s/>: { KEEP (*(__interrupt_vector_52)) KEEP (*(__interrupt_vector_timer2_a1)) } &gt; VECT52</text:p>
      <text:p text:style-name="P1"><text:s text:c="2"/>__interrupt_vector_53 <text:s/>: { KEEP (*(__interrupt_vector_53)) KEEP (*(__interrupt_vector_timer2_a0)) } &gt; VECT53</text:p>
      <text:p text:style-name="P1"><text:s text:c="2"/>__interrupt_vector_54 <text:s/>: { KEEP (*(__interrupt_vector_54)) KEEP (*(__interrupt_vector_timer1_a1)) } &gt; VECT54</text:p>
      <text:p text:style-name="P1"><text:s text:c="2"/>__interrupt_vector_55 <text:s/>: { KEEP (*(__interrupt_vector_55)) KEEP (*(__interrupt_vector_timer1_a0)) } &gt; VECT55</text:p>
      <text:p text:style-name="P1"><text:s text:c="2"/>__interrupt_vector_56 <text:s/>: { KEEP (*(__interrupt_vector_56)) KEEP (*(__interrupt_vector_timer0_a1)) } &gt; VECT56</text:p>
      <text:p text:style-name="P1"><text:s text:c="2"/>__interrupt_vector_57 <text:s/>: { KEEP (*(__interrupt_vector_57)) KEEP (*(__interrupt_vector_timer0_a0)) } &gt; VECT57</text:p>
      <text:p text:style-name="P1"><text:s text:c="2"/>__interrupt_vector_58 <text:s/>: { KEEP (*(__interrupt_vector_58)) KEEP (*(__interrupt_vector_unmi)) } &gt; VECT58</text:p>
      <text:p text:style-name="P1"><text:s text:c="2"/>__interrupt_vector_59 <text:s/>: { KEEP (*(__interrupt_vector_59)) KEEP (*(__interrupt_vector_sysnmi)) } &gt; VECT59</text:p>
      <text:p text:style-name="P1"><text:s text:c="2"/>__reset_vector :</text:p>
      <text:p text:style-name="P1"><text:s text:c="2"/>{</text:p>
      <text:p text:style-name="P1"><text:s text:c="4"/>KEEP (*(__interrupt_vector_60))</text:p>
      <text:p text:style-name="P1"><text:s text:c="4"/>KEEP (*(__interrupt_vector_reset))</text:p>
      <text:p text:style-name="P1"><text:s text:c="4"/>KEEP (*(.resetvec))</text:p>
      <text:p text:style-name="P1"><text:s text:c="2"/>} &gt; RESETVEC</text:p>
      <text:p text:style-name="P1"/>
      <text:p text:style-name="P1"><text:s text:c="2"/>.rodata :</text:p>
      <text:p text:style-name="P1"><text:s text:c="2"/>{</text:p>
      <text:p text:style-name="P1"><text:s text:c="4"/>. = ALIGN(2);</text:p>
      <text:p text:style-name="P1"><text:s text:c="4"/>*(.plt)</text:p>
      <text:p text:style-name="P1"><text:s text:c="4"/>*(.rodata .rodata.* .gnu.linkonce.r.* .const .const:*)</text:p>
      <text:p text:style-name="P1"><text:s text:c="4"/>*(.rodata1)</text:p>
      <text:p text:style-name="P1"><text:s text:c="4"/>KEEP (*(.gcc_except_table)) *(.gcc_except_table.*)</text:p>
      <text:p text:style-name="P1"><text:s text:c="2"/>} &gt; FRAM</text:p>
      <text:p text:style-name="P1"/>
      <text:p text:style-name="P1"><text:s text:c="2"/>/* Note: This is a separate .rodata section for sections which are</text:p>
      <text:p text:style-name="P1"><text:s text:c="5"/>read only but which older linkers treat as read-write.</text:p>
      <text:p text:style-name="P1"><text:s text:c="5"/>This prevents older linkers from marking the entire .rodata</text:p>
      <text:p text:style-name="P1"><text:s text:c="5"/>section as read-write. <text:s/>*/</text:p>
      <text:p text:style-name="P1"><text:s text:c="2"/>.rodata2 :</text:p>
      <text:p text:style-name="P1"><text:s text:c="2"/>{</text:p>
      <text:p text:style-name="P1"><text:s text:c="4"/>. = ALIGN(2);</text:p>
      <text:p text:style-name="P1"><text:s text:c="4"/>PROVIDE (__preinit_array_start = .);</text:p>
      <text:p text:style-name="P1"><text:s text:c="4"/>KEEP (*(.preinit_array))</text:p>
      <text:p text:style-name="P1"><text:s text:c="4"/>PROVIDE (__preinit_array_end = .);</text:p>
      <text:p text:style-name="P1"><text:s text:c="4"/>. = ALIGN(2);</text:p>
      <text:p text:style-name="P1"><text:s text:c="4"/>PROVIDE (__init_array_start = .);</text:p>
      <text:p text:style-name="P1"><text:s text:c="4"/>KEEP (*(SORT(.init_array.*)))</text:p>
      <text:p text:style-name="P1"><text:s text:c="4"/>KEEP (*(.init_array))</text:p>
      <text:p text:style-name="P1"><text:s text:c="4"/>PROVIDE (__init_array_end = .);</text:p>
      <text:p text:style-name="P1"><text:s text:c="4"/>. = ALIGN(2);</text:p>
      <text:p text:style-name="P1"><text:s text:c="4"/>PROVIDE (__fini_array_start = .);</text:p>
      <text:p text:style-name="P1"><text:s text:c="4"/>KEEP (*(.fini_array))</text:p>
      <text:p text:style-name="P1"><text:s text:c="4"/>KEEP (*(SORT(.fini_array.*)))</text:p>
      <text:p text:style-name="P1"><text:s text:c="4"/>PROVIDE (__fini_array_end = .);</text:p>
      <text:p text:style-name="P1"><text:s text:c="4"/>. = ALIGN(2);</text:p>
      <text:p text:style-name="P1"><text:s text:c="4"/>*(.eh_frame_hdr)</text:p>
      <text:p text:style-name="P1"><text:s text:c="4"/>KEEP (*(.eh_frame))</text:p>
      <text:p text:style-name="P1"/>
      <text:p text:style-name="P1"><text:s text:c="4"/>/* gcc uses crtbegin.o to find the start of the constructors, so</text:p>
      <text:p text:style-name="P1"><text:s text:c="7"/>we make sure it is first. <text:s/>Because this is a wildcard, it</text:p>
      <text:p text:style-name="P1"><text:s text:c="7"/>doesn't matter if the user does not actually link against</text:p>
      <text:p text:style-name="P1"><text:s text:c="7"/>crtbegin.o; the linker won't look for a file to match a</text:p>
      <text:p text:style-name="P1"><text:s text:c="7"/>wildcard. <text:s/>The wildcard also means that it doesn't matter which</text:p>
      <text:p text:style-name="P1"><text:s text:c="7"/>directory crtbegin.o is in. <text:s/>*/</text:p>
      <text:p text:style-name="P1"><text:s text:c="4"/>KEEP (*crtbegin*.o(.ctors))</text:p>
      <text:p text:style-name="P1"/>
      <text:p text:style-name="P1"><text:s text:c="4"/>/* We don't want to include the .ctor section from the crtend.o</text:p>
      <text:p text:style-name="P1"><text:s text:c="7"/>file until after the sorted ctors. <text:s/>The .ctor section from</text:p>
      <text:p text:style-name="P1"><text:s text:c="7"/>the crtend file contains the end of ctors marker and it must</text:p>
      <text:p text:style-name="P1"><text:s text:c="7"/>be last */</text:p>
      <text:p text:style-name="P1"><text:s text:c="4"/>KEEP (*(EXCLUDE_FILE (*crtend*.o ) .ctors))</text:p>
      <text:p text:style-name="P1"><text:s text:c="4"/>KEEP (*(SORT(.ctors.*)))</text:p>
      <text:p text:style-name="P1"><text:s text:c="4"/>KEEP (*(.ctors))</text:p>
      <text:p text:style-name="P1"/>
      <text:p text:style-name="P1"><text:soft-page-break/><text:s text:c="4"/>KEEP (*crtbegin*.o(.dtors))</text:p>
      <text:p text:style-name="P1"><text:s text:c="4"/>KEEP (*(EXCLUDE_FILE (*crtend*.o ) .dtors))</text:p>
      <text:p text:style-name="P1"><text:s text:c="4"/>KEEP (*(SORT(.dtors.*)))</text:p>
      <text:p text:style-name="P1"><text:s text:c="4"/>KEEP (*(.dtors))</text:p>
      <text:p text:style-name="P1"><text:s text:c="2"/>} &gt; FRAM</text:p>
      <text:p text:style-name="P1"/>
      <text:p text:style-name="P1"/>
      <text:p text:style-name="P1"><text:s text:c="2"/>/* This section contains data that is initialised during load</text:p>
      <text:p text:style-name="P1"><text:s text:c="5"/>but not on application reset. <text:s/>*/</text:p>
      <text:p text:style-name="P1"><text:s text:c="2"/>.persistent :</text:p>
      <text:p text:style-name="P1"><text:s text:c="2"/>{</text:p>
      <text:p text:style-name="P1"><text:s text:c="4"/>. = ALIGN(2);</text:p>
      <text:p text:style-name="P1"><text:s text:c="4"/>PROVIDE (__persistent_start = .);</text:p>
      <text:p text:style-name="P1"><text:s text:c="4"/>*(.persistent)</text:p>
      <text:p text:style-name="P1"><text:s text:c="4"/>. = ALIGN(2);</text:p>
      <text:p text:style-name="P1"><text:s text:c="4"/>PROVIDE (__persistent_end = .);</text:p>
      <text:p text:style-name="P1"><text:s text:c="2"/>} &gt; FRAM</text:p>
      <text:p text:style-name="P1"/>
      <text:p text:style-name="P1"><text:s text:c="2"/>.text :</text:p>
      <text:p text:style-name="P1"><text:s text:c="2"/>{</text:p>
      <text:p text:style-name="P1"><text:s text:c="4"/>. = ALIGN(2);</text:p>
      <text:p text:style-name="P1"><text:s text:c="4"/>PROVIDE (_start = .);</text:p>
      <text:p text:style-name="P1"><text:s text:c="4"/>KEEP (*(SORT(.crt_*)))</text:p>
      <text:p text:style-name="P1"><text:s text:c="4"/>*(.lowtext .text .stub .text.* .gnu.linkonce.t.* .text:*)</text:p>
      <text:p text:style-name="P1"><text:s text:c="4"/>KEEP (*(.text.*personality*))</text:p>
      <text:p text:style-name="P1"><text:s text:c="4"/>/* .gnu.warning sections are handled specially by elf32.em. <text:s/>*/</text:p>
      <text:p text:style-name="P1"><text:s text:c="4"/>*(.gnu.warning)</text:p>
      <text:p text:style-name="P1"><text:s text:c="4"/>*(.interp .hash .dynsym .dynstr .gnu.version*)</text:p>
      <text:p text:style-name="P1"><text:s text:c="4"/>PROVIDE (__etext = .);</text:p>
      <text:p text:style-name="P1"><text:s text:c="4"/>PROVIDE (_etext = .);</text:p>
      <text:p text:style-name="P1"><text:s text:c="4"/>PROVIDE (etext = .);</text:p>
      <text:p text:style-name="P1"><text:s text:c="4"/>. = ALIGN(2);</text:p>
      <text:p text:style-name="P1"><text:s text:c="4"/>KEEP (*(.init))</text:p>
      <text:p text:style-name="P1"><text:s text:c="4"/>KEEP (*(.fini))</text:p>
      <text:p text:style-name="P1"><text:s text:c="4"/>KEEP (*(.tm_clone_table))</text:p>
      <text:p text:style-name="P1"><text:s text:c="2"/>} &gt; FRAM</text:p>
      <text:p text:style-name="P1"/>
      <text:p text:style-name="P1"><text:s text:c="2"/>.data :</text:p>
      <text:p text:style-name="P1"><text:s text:c="2"/>{</text:p>
      <text:p text:style-name="P1"><text:s text:c="4"/>. = ALIGN(2);</text:p>
      <text:p text:style-name="P1"><text:s text:c="4"/>PROVIDE (__datastart = .);</text:p>
      <text:p text:style-name="P1"/>
      <text:p text:style-name="P1"><text:s text:c="4"/>KEEP (*(.jcr))</text:p>
      <text:p text:style-name="P1"><text:s text:c="4"/>*(.data.rel.ro.local) *(.data.rel.ro*)</text:p>
      <text:p text:style-name="P1"><text:s text:c="4"/>*(.dynamic)</text:p>
      <text:p text:style-name="P1"/>
      <text:p text:style-name="P1"><text:s text:c="4"/>*(.data .data.* .gnu.linkonce.d.*)</text:p>
      <text:p text:style-name="P1"><text:s text:c="4"/>KEEP (*(.gnu.linkonce.d.*personality*))</text:p>
      <text:p text:style-name="P1"><text:s text:c="4"/>SORT(CONSTRUCTORS)</text:p>
      <text:p text:style-name="P1"><text:s text:c="4"/>*(.data1)</text:p>
      <text:p text:style-name="P1"><text:s text:c="4"/>*(.got.plt) *(.got)</text:p>
      <text:p text:style-name="P1"/>
      <text:p text:style-name="P1"><text:s text:c="4"/>/* We want the small data sections together, so single-instruction offsets</text:p>
      <text:p text:style-name="P1"><text:s text:c="7"/>can access them all, and initialized data all before uninitialized, so</text:p>
      <text:p text:style-name="P1"><text:s text:c="7"/>we can shorten the on-disk segment size. <text:s/>*/</text:p>
      <text:p text:style-name="P1"><text:s text:c="4"/>. = ALIGN(2);</text:p>
      <text:p text:style-name="P1"><text:s text:c="4"/>*(.sdata .sdata.* .gnu.linkonce.s.* D_2 D_1)</text:p>
      <text:p text:style-name="P1"/>
      <text:p text:style-name="P1"><text:s text:c="4"/>. = ALIGN(2);</text:p>
      <text:p text:style-name="P1"/>
      <text:p text:style-name="P1"><text:s text:c="4"/>_edata = .;</text:p>
      <text:p text:style-name="P1"><text:s text:c="4"/>PROVIDE (edata = .);</text:p>
      <text:p text:style-name="P1"><text:s text:c="4"/>PROVIDE (__dataend = .);</text:p>
      <text:p text:style-name="P1"><text:s text:c="2"/>} &gt; RAM AT&gt; FRAM</text:p>
      <text:p text:style-name="P1"/>
      <text:p text:style-name="P1"><text:s text:c="2"/>/* Note that crt0 assumes this is a multiple of two; all the</text:p>
      <text:p text:style-name="P1"><text:s text:c="5"/>start/stop symbols are also assumed word-aligned. <text:s/>*/</text:p>
      <text:p text:style-name="P1"><text:s text:c="2"/>PROVIDE(__romdatastart = LOADADDR(.data));</text:p>
      <text:p text:style-name="P1"><text:s text:c="2"/>PROVIDE (__romdatacopysize = SIZEOF(.data));</text:p>
      <text:p text:style-name="P1"/>
      <text:p text:style-name="P1"/>
      <text:p text:style-name="P1"><text:s text:c="2"/>.bss :</text:p>
      <text:p text:style-name="P1"><text:soft-page-break/><text:s text:c="2"/>{</text:p>
      <text:p text:style-name="P1"><text:s text:c="4"/>. = ALIGN(2);</text:p>
      <text:p text:style-name="P1"><text:s text:c="4"/>PROVIDE (__bssstart = .);</text:p>
      <text:p text:style-name="P1"><text:s text:c="4"/>*(.dynbss)</text:p>
      <text:p text:style-name="P1"><text:s text:c="4"/>*(.sbss .sbss.*)</text:p>
      <text:p text:style-name="P1"><text:s text:c="4"/>*(.bss .bss.* .gnu.linkonce.b.*)</text:p>
      <text:p text:style-name="P1"><text:s text:c="4"/>. = ALIGN(2);</text:p>
      <text:p text:style-name="P1"><text:s text:c="4"/>*(COMMON)</text:p>
      <text:p text:style-name="P1"><text:s text:c="4"/>PROVIDE (__bssend = .);</text:p>
      <text:p text:style-name="P1"><text:s text:c="2"/>} &gt; RAM</text:p>
      <text:p text:style-name="P1"><text:s text:c="2"/>PROVIDE (__bsssize = SIZEOF(.bss));</text:p>
      <text:p text:style-name="P1"/>
      <text:p text:style-name="P1"/>
      <text:p text:style-name="P1"><text:s text:c="2"/>/* This section contains data that is not initialised during load</text:p>
      <text:p text:style-name="P1"><text:s text:c="5"/>or application reset. <text:s/>*/</text:p>
      <text:p text:style-name="P1"><text:s text:c="2"/>.noinit (NOLOAD) :</text:p>
      <text:p text:style-name="P1"><text:s text:c="2"/>{</text:p>
      <text:p text:style-name="P1"><text:s text:c="4"/>. = ALIGN(2);</text:p>
      <text:p text:style-name="P1"><text:s text:c="4"/>PROVIDE (__noinit_start = .);</text:p>
      <text:p text:style-name="P1"><text:s text:c="4"/>*(.noinit)</text:p>
      <text:p text:style-name="P1"><text:s text:c="4"/>. = ALIGN(2);</text:p>
      <text:p text:style-name="P1"><text:s text:c="4"/>PROVIDE (__noinit_end = .);</text:p>
      <text:p text:style-name="P1"><text:s text:c="4"/>end = .;</text:p>
      <text:p text:style-name="P1"><text:s text:c="2"/>} &gt; RAM</text:p>
      <text:p text:style-name="P1"/>
      <text:p text:style-name="P1"><text:s text:c="2"/>/* We create this section so that "end" will always be in the</text:p>
      <text:p text:style-name="P1"><text:s text:c="5"/>RAM region (matching .stack below), even if the .bss</text:p>
      <text:p text:style-name="P1"><text:s text:c="5"/>section is empty. <text:s/>*/</text:p>
      <text:p text:style-name="P1"><text:s text:c="2"/>.heap (NOLOAD) :</text:p>
      <text:p text:style-name="P1"><text:s text:c="2"/>{</text:p>
      <text:p text:style-name="P1"><text:s text:c="4"/>. = ALIGN(2);</text:p>
      <text:p text:style-name="P1"><text:s text:c="4"/>__heap_start__ = .;</text:p>
      <text:p text:style-name="P1"><text:s text:c="4"/>_end = __heap_start__;</text:p>
      <text:p text:style-name="P1"><text:s text:c="4"/>PROVIDE (end = .);</text:p>
      <text:p text:style-name="P1"><text:s text:c="4"/>KEEP (*(.heap))</text:p>
      <text:p text:style-name="P1"><text:s text:c="4"/>_end = .;</text:p>
      <text:p text:style-name="P1"><text:s text:c="4"/>PROVIDE (end = .);</text:p>
      <text:p text:style-name="P1"><text:s text:c="4"/>/* This word is here so that the section is not empty, and thus</text:p>
      <text:p text:style-name="P1"><text:s text:c="7"/>not discarded by the linker. <text:s/>The actual value does not matter</text:p>
      <text:p text:style-name="P1"><text:s text:c="7"/>and is ignored. <text:s/>*/</text:p>
      <text:p text:style-name="P1"><text:s text:c="4"/>LONG(0);</text:p>
      <text:p text:style-name="P1"><text:s text:c="4"/>__heap_end__ = .;</text:p>
      <text:p text:style-name="P1"><text:s text:c="4"/>__HeapLimit = __heap_end__;</text:p>
      <text:p text:style-name="P1"><text:s text:c="2"/>} &gt; RAM</text:p>
      <text:p text:style-name="P1"><text:s text:c="2"/>/* WARNING: Do not place anything in RAM here.</text:p>
      <text:p text:style-name="P1"><text:s text:c="5"/>The heap section must be the last section in RAM and the stack</text:p>
      <text:p text:style-name="P1"><text:s text:c="5"/>section must be placed at the very end of the RAM region. <text:s/>*/</text:p>
      <text:p text:style-name="P1"/>
      <text:p text:style-name="P1"><text:s text:c="2"/>.stack (ORIGIN (RAM) + LENGTH(RAM)) :</text:p>
      <text:p text:style-name="P1"><text:s text:c="2"/>{</text:p>
      <text:p text:style-name="P1"><text:s text:c="4"/>PROVIDE (__stack = .);</text:p>
      <text:p text:style-name="P1"><text:s text:c="4"/>*(.stack)</text:p>
      <text:p text:style-name="P1"><text:s text:c="2"/>}</text:p>
      <text:p text:style-name="P1"/>
      <text:p text:style-name="P1"><text:s text:c="2"/>.infoA (NOLOAD) : {} &gt; INFOA <text:s text:c="13"/>/* MSP430 INFO FLASH MEMORY SEGMENTS */</text:p>
      <text:p text:style-name="P1"/>
      <text:p text:style-name="P1"><text:s text:c="2"/>/* The rest are all not normally part of the runtime image. <text:s/>*/</text:p>
      <text:p text:style-name="P1"/>
      <text:p text:style-name="P1"><text:s text:c="2"/>.MSP430.attributes 0 :</text:p>
      <text:p text:style-name="P1"><text:s text:c="2"/>{</text:p>
      <text:p text:style-name="P1"><text:s text:c="4"/>KEEP (*(.MSP430.attributes))</text:p>
      <text:p text:style-name="P1"><text:s text:c="4"/>KEEP (*(.gnu.attributes))</text:p>
      <text:p text:style-name="P1"><text:s text:c="4"/>KEEP (*(__TI_build_attributes))</text:p>
      <text:p text:style-name="P1"><text:s text:c="2"/>}</text:p>
      <text:p text:style-name="P1"/>
      <text:p text:style-name="P1"><text:s text:c="2"/>/* Stabs debugging sections. <text:s/>*/</text:p>
      <text:p text:style-name="P1"><text:s text:c="2"/>.stab <text:s text:c="9"/>0 : { *(.stab) }</text:p>
      <text:p text:style-name="P1"><text:s text:c="2"/>.stabstr <text:s text:c="6"/>0 : { *(.stabstr) }</text:p>
      <text:p text:style-name="P1"><text:s text:c="2"/>.stab.excl <text:s text:c="4"/>0 : { *(.stab.excl) }</text:p>
      <text:p text:style-name="P1"><text:s text:c="2"/>.stab.exclstr <text:s/>0 : { *(.stab.exclstr) }</text:p>
      <text:p text:style-name="P1"><text:s text:c="2"/>.stab.index <text:s text:c="3"/>0 : { *(.stab.index) }</text:p>
      <text:p text:style-name="P1"><text:s text:c="2"/>.stab.indexstr 0 : { *(.stab.indexstr) }</text:p>
      <text:p text:style-name="P1"><text:soft-page-break/><text:s text:c="2"/>.comment <text:s text:c="6"/>0 : { *(.comment) }</text:p>
      <text:p text:style-name="P1"><text:s text:c="2"/>/* DWARF debug sections.</text:p>
      <text:p text:style-name="P1"><text:s text:c="5"/>Symbols in the DWARF debugging sections are relative to the beginning</text:p>
      <text:p text:style-name="P1"><text:s text:c="5"/>of the section so we begin them at 0. <text:s/>*/</text:p>
      <text:p text:style-name="P1"><text:s text:c="2"/>/* DWARF 1. <text:s/>*/</text:p>
      <text:p text:style-name="P1"><text:s text:c="2"/>.debug <text:s text:c="9"/>0 : { *(.debug) }</text:p>
      <text:p text:style-name="P1"><text:s text:c="2"/>.line <text:s text:c="10"/>0 : { *(.line) }</text:p>
      <text:p text:style-name="P1"><text:s text:c="2"/>/* GNU DWARF 1 extensions. <text:s/>*/</text:p>
      <text:p text:style-name="P1"><text:s text:c="2"/>.debug_srcinfo <text:s/>0 : { *(.debug_srcinfo) }</text:p>
      <text:p text:style-name="P1"><text:s text:c="2"/>.debug_sfnames <text:s/>0 : { *(.debug_sfnames) }</text:p>
      <text:p text:style-name="P1"><text:s text:c="2"/>/* DWARF 1.1 and DWARF 2. <text:s/>*/</text:p>
      <text:p text:style-name="P1"><text:s text:c="2"/>.debug_aranges <text:s/>0 : { *(.debug_aranges) }</text:p>
      <text:p text:style-name="P1"><text:s text:c="2"/>.debug_pubnames 0 : { *(.debug_pubnames) }</text:p>
      <text:p text:style-name="P1"><text:s text:c="2"/>/* DWARF 2. <text:s/>*/</text:p>
      <text:p text:style-name="P1"><text:s text:c="2"/>.debug_info <text:s text:c="4"/>0 : { *(.debug_info .gnu.linkonce.wi.*) }</text:p>
      <text:p text:style-name="P1"><text:s text:c="2"/>.debug_abbrev <text:s text:c="2"/>0 : { *(.debug_abbrev) }</text:p>
      <text:p text:style-name="P1"><text:s text:c="2"/>.debug_line <text:s text:c="4"/>0 : { *(.debug_line .debug_line.* .debug_line_end ) }</text:p>
      <text:p text:style-name="P1"><text:s text:c="2"/>.debug_frame <text:s text:c="3"/>0 : { *(.debug_frame) }</text:p>
      <text:p text:style-name="P1"><text:s text:c="2"/>.debug_str <text:s text:c="5"/>0 : { *(.debug_str) }</text:p>
      <text:p text:style-name="P1"><text:s text:c="2"/>.debug_loc <text:s text:c="5"/>0 : { *(.debug_loc) }</text:p>
      <text:p text:style-name="P1"><text:s text:c="2"/>.debug_macinfo <text:s/>0 : { *(.debug_macinfo) }</text:p>
      <text:p text:style-name="P1"><text:s text:c="2"/>/* SGI/MIPS DWARF 2 extensions. <text:s/>*/</text:p>
      <text:p text:style-name="P1"><text:s text:c="2"/>.debug_weaknames 0 : { *(.debug_weaknames) }</text:p>
      <text:p text:style-name="P1"><text:s text:c="2"/>.debug_funcnames 0 : { *(.debug_funcnames) }</text:p>
      <text:p text:style-name="P1"><text:s text:c="2"/>.debug_typenames 0 : { *(.debug_typenames) }</text:p>
      <text:p text:style-name="P1"><text:s text:c="2"/>.debug_varnames <text:s/>0 : { *(.debug_varnames) }</text:p>
      <text:p text:style-name="P1"><text:s text:c="2"/>/* DWARF 3 */</text:p>
      <text:p text:style-name="P1"><text:s text:c="2"/>.debug_pubtypes 0 : { *(.debug_pubtypes) }</text:p>
      <text:p text:style-name="P1"><text:s text:c="2"/>.debug_ranges <text:s text:c="2"/>0 : { *(.debug_ranges) }</text:p>
      <text:p text:style-name="P1"><text:s text:c="2"/>/* DWARF Extension. <text:s/>*/</text:p>
      <text:p text:style-name="P1"><text:s text:c="2"/>.debug_macro <text:s text:c="3"/>0 : { *(.debug_macro) }</text:p>
      <text:p text:style-name="P1"/>
      <text:p text:style-name="P1"><text:s text:c="2"/>/DISCARD/ : { *(.note.GNU-stack) }</text:p>
      <text:p text:style-name="P1">}</text:p>
      <text:p text:style-name="P1"/>
      <text:p text:style-name="P1"/>
      <text:p text:style-name="P1">/****************************************************************************/</text:p>
      <text:p text:style-name="P1">/* Include peripherals memory map <text:s text:c="35"/>begin <text:s/>*/</text:p>
      <text:p text:style-name="P1">/****************************************************************************/</text:p>
      <text:p text:style-name="P1"/>
      <text:p text:style-name="P1">/* INCLUDE msp430fr2433_symbols.ld */</text:p>
      <text:p text:style-name="P1">/* This file supports MSP430FR2433 devices. */</text:p>
      <text:p text:style-name="P1">/* Version: 1.211 */</text:p>
      <text:p text:style-name="P1"/>
      <text:p text:style-name="P1">/************************************************************</text:p>
      <text:p text:style-name="P1">* STANDARD BITS</text:p>
      <text:p text:style-name="P1">************************************************************/</text:p>
      <text:p text:style-name="P1">/************************************************************</text:p>
      <text:p text:style-name="P1">* STATUS REGISTER BITS</text:p>
      <text:p text:style-name="P1">************************************************************/</text:p>
      <text:p text:style-name="P1">/************************************************************</text:p>
      <text:p text:style-name="P1">* PERIPHERAL FILE MAP</text:p>
      <text:p text:style-name="P1">************************************************************/</text:p>
      <text:p text:style-name="P1">/************************************************************</text:p>
      <text:p text:style-name="P1">* ADC</text:p>
      <text:p text:style-name="P1">************************************************************/</text:p>
      <text:p text:style-name="P1">PROVIDE(ADCCTL0 <text:s text:c="11"/>= 0x0700);</text:p>
      <text:p text:style-name="P1">PROVIDE(ADCCTL0_L <text:s text:c="9"/>= 0x0700);</text:p>
      <text:p text:style-name="P1">PROVIDE(ADCCTL0_H <text:s text:c="9"/>= 0x0701);</text:p>
      <text:p text:style-name="P1">PROVIDE(ADCCTL1 <text:s text:c="11"/>= 0x0702);</text:p>
      <text:p text:style-name="P1">PROVIDE(ADCCTL1_L <text:s text:c="9"/>= 0x0702);</text:p>
      <text:p text:style-name="P1">PROVIDE(ADCCTL1_H <text:s text:c="9"/>= 0x0703);</text:p>
      <text:p text:style-name="P1">PROVIDE(ADCCTL2 <text:s text:c="11"/>= 0x0704);</text:p>
      <text:p text:style-name="P1">PROVIDE(ADCCTL2_L <text:s text:c="9"/>= 0x0704);</text:p>
      <text:p text:style-name="P1">PROVIDE(ADCCTL2_H <text:s text:c="9"/>= 0x0705);</text:p>
      <text:p text:style-name="P1">PROVIDE(ADCLO <text:s text:c="13"/>= 0x0706);</text:p>
      <text:p text:style-name="P1">PROVIDE(ADCLO_L <text:s text:c="11"/>= 0x0706);</text:p>
      <text:p text:style-name="P1">PROVIDE(ADCLO_H <text:s text:c="11"/>= 0x0707);</text:p>
      <text:p text:style-name="P1">PROVIDE(ADCHI <text:s text:c="13"/>= 0x0708);</text:p>
      <text:p text:style-name="P1">PROVIDE(ADCHI_L <text:s text:c="11"/>= 0x0708);</text:p>
      <text:p text:style-name="P1">PROVIDE(ADCHI_H <text:s text:c="11"/>= 0x0709);</text:p>
      <text:p text:style-name="P1">PROVIDE(ADCMCTL0 <text:s text:c="10"/>= 0x070A);</text:p>
      <text:p text:style-name="P1"><text:soft-page-break/>PROVIDE(ADCMCTL0_L <text:s text:c="8"/>= 0x070A);</text:p>
      <text:p text:style-name="P1">PROVIDE(ADCMCTL0_H <text:s text:c="8"/>= 0x070B);</text:p>
      <text:p text:style-name="P1">PROVIDE(ADCMEM0 <text:s text:c="11"/>= 0x0712);</text:p>
      <text:p text:style-name="P1">PROVIDE(ADCMEM0_L <text:s text:c="9"/>= 0x0712);</text:p>
      <text:p text:style-name="P1">PROVIDE(ADCMEM0_H <text:s text:c="9"/>= 0x0713);</text:p>
      <text:p text:style-name="P1">PROVIDE(ADCIE <text:s text:c="13"/>= 0x071A);</text:p>
      <text:p text:style-name="P1">PROVIDE(ADCIE_L <text:s text:c="11"/>= 0x071A);</text:p>
      <text:p text:style-name="P1">PROVIDE(ADCIE_H <text:s text:c="11"/>= 0x071B);</text:p>
      <text:p text:style-name="P1">PROVIDE(ADCIFG <text:s text:c="12"/>= 0x071C);</text:p>
      <text:p text:style-name="P1">PROVIDE(ADCIFG_L <text:s text:c="10"/>= 0x071C);</text:p>
      <text:p text:style-name="P1">PROVIDE(ADCIFG_H <text:s text:c="10"/>= 0x071D);</text:p>
      <text:p text:style-name="P1">PROVIDE(ADCIV <text:s text:c="13"/>= 0x071E);</text:p>
      <text:p text:style-name="P1">PROVIDE(ADCIV_L <text:s text:c="11"/>= 0x071E);</text:p>
      <text:p text:style-name="P1">PROVIDE(ADCIV_H <text:s text:c="11"/>= 0x071F);</text:p>
      <text:p text:style-name="P1">/*************************************************************</text:p>
      <text:p text:style-name="P1">* Backup Memory Module</text:p>
      <text:p text:style-name="P1">*************************************************************/</text:p>
      <text:p text:style-name="P1">PROVIDE(BAKMEM0 <text:s text:c="11"/>= 0x0660);</text:p>
      <text:p text:style-name="P1">PROVIDE(BAKMEM0_L <text:s text:c="9"/>= 0x0660);</text:p>
      <text:p text:style-name="P1">PROVIDE(BAKMEM0_H <text:s text:c="9"/>= 0x0661);</text:p>
      <text:p text:style-name="P1">PROVIDE(BAKMEM1 <text:s text:c="11"/>= 0x0662);</text:p>
      <text:p text:style-name="P1">PROVIDE(BAKMEM1_L <text:s text:c="9"/>= 0x0662);</text:p>
      <text:p text:style-name="P1">PROVIDE(BAKMEM1_H <text:s text:c="9"/>= 0x0663);</text:p>
      <text:p text:style-name="P1">PROVIDE(BAKMEM2 <text:s text:c="11"/>= 0x0664);</text:p>
      <text:p text:style-name="P1">PROVIDE(BAKMEM2_L <text:s text:c="9"/>= 0x0664);</text:p>
      <text:p text:style-name="P1">PROVIDE(BAKMEM2_H <text:s text:c="9"/>= 0x0665);</text:p>
      <text:p text:style-name="P1">PROVIDE(BAKMEM3 <text:s text:c="11"/>= 0x0666);</text:p>
      <text:p text:style-name="P1">PROVIDE(BAKMEM3_L <text:s text:c="9"/>= 0x0666);</text:p>
      <text:p text:style-name="P1">PROVIDE(BAKMEM3_H <text:s text:c="9"/>= 0x0667);</text:p>
      <text:p text:style-name="P1">PROVIDE(BAKMEM4 <text:s text:c="11"/>= 0x0668);</text:p>
      <text:p text:style-name="P1">PROVIDE(BAKMEM4_L <text:s text:c="9"/>= 0x0668);</text:p>
      <text:p text:style-name="P1">PROVIDE(BAKMEM4_H <text:s text:c="9"/>= 0x0669);</text:p>
      <text:p text:style-name="P1">PROVIDE(BAKMEM5 <text:s text:c="11"/>= 0x066A);</text:p>
      <text:p text:style-name="P1">PROVIDE(BAKMEM5_L <text:s text:c="9"/>= 0x066A);</text:p>
      <text:p text:style-name="P1">PROVIDE(BAKMEM5_H <text:s text:c="9"/>= 0x066B);</text:p>
      <text:p text:style-name="P1">PROVIDE(BAKMEM6 <text:s text:c="11"/>= 0x066C);</text:p>
      <text:p text:style-name="P1">PROVIDE(BAKMEM6_L <text:s text:c="9"/>= 0x066C);</text:p>
      <text:p text:style-name="P1">PROVIDE(BAKMEM6_H <text:s text:c="9"/>= 0x066D);</text:p>
      <text:p text:style-name="P1">PROVIDE(BAKMEM7 <text:s text:c="11"/>= 0x066E);</text:p>
      <text:p text:style-name="P1">PROVIDE(BAKMEM7_L <text:s text:c="9"/>= 0x066E);</text:p>
      <text:p text:style-name="P1">PROVIDE(BAKMEM7_H <text:s text:c="9"/>= 0x066F);</text:p>
      <text:p text:style-name="P1">PROVIDE(BAKMEM8 <text:s text:c="11"/>= 0x0670);</text:p>
      <text:p text:style-name="P1">PROVIDE(BAKMEM8_L <text:s text:c="9"/>= 0x0670);</text:p>
      <text:p text:style-name="P1">PROVIDE(BAKMEM8_H <text:s text:c="9"/>= 0x0671);</text:p>
      <text:p text:style-name="P1">PROVIDE(BAKMEM9 <text:s text:c="11"/>= 0x0672);</text:p>
      <text:p text:style-name="P1">PROVIDE(BAKMEM9_L <text:s text:c="9"/>= 0x0672);</text:p>
      <text:p text:style-name="P1">PROVIDE(BAKMEM9_H <text:s text:c="9"/>= 0x0673);</text:p>
      <text:p text:style-name="P1">PROVIDE(BAKMEM10 <text:s text:c="10"/>= 0x0674);</text:p>
      <text:p text:style-name="P1">PROVIDE(BAKMEM10_L <text:s text:c="8"/>= 0x0674);</text:p>
      <text:p text:style-name="P1">PROVIDE(BAKMEM10_H <text:s text:c="8"/>= 0x0675);</text:p>
      <text:p text:style-name="P1">PROVIDE(BAKMEM11 <text:s text:c="10"/>= 0x0676);</text:p>
      <text:p text:style-name="P1">PROVIDE(BAKMEM11_L <text:s text:c="8"/>= 0x0676);</text:p>
      <text:p text:style-name="P1">PROVIDE(BAKMEM11_H <text:s text:c="8"/>= 0x0677);</text:p>
      <text:p text:style-name="P1">PROVIDE(BAKMEM12 <text:s text:c="10"/>= 0x0678);</text:p>
      <text:p text:style-name="P1">PROVIDE(BAKMEM12_L <text:s text:c="8"/>= 0x0678);</text:p>
      <text:p text:style-name="P1">PROVIDE(BAKMEM12_H <text:s text:c="8"/>= 0x0679);</text:p>
      <text:p text:style-name="P1">PROVIDE(BAKMEM13 <text:s text:c="10"/>= 0x067A);</text:p>
      <text:p text:style-name="P1">PROVIDE(BAKMEM13_L <text:s text:c="8"/>= 0x067A);</text:p>
      <text:p text:style-name="P1">PROVIDE(BAKMEM13_H <text:s text:c="8"/>= 0x067B);</text:p>
      <text:p text:style-name="P1">PROVIDE(BAKMEM14 <text:s text:c="10"/>= 0x067C);</text:p>
      <text:p text:style-name="P1">PROVIDE(BAKMEM14_L <text:s text:c="8"/>= 0x067C);</text:p>
      <text:p text:style-name="P1">PROVIDE(BAKMEM14_H <text:s text:c="8"/>= 0x067D);</text:p>
      <text:p text:style-name="P1">PROVIDE(BAKMEM15 <text:s text:c="10"/>= 0x067E);</text:p>
      <text:p text:style-name="P1">PROVIDE(BAKMEM15_L <text:s text:c="8"/>= 0x067E);</text:p>
      <text:p text:style-name="P1">PROVIDE(BAKMEM15_H <text:s text:c="8"/>= 0x067F);</text:p>
      <text:p text:style-name="P1">/*************************************************************</text:p>
      <text:p text:style-name="P1">* CRC Module</text:p>
      <text:p text:style-name="P1">*************************************************************/</text:p>
      <text:p text:style-name="P1">PROVIDE(CRCDI <text:s text:c="13"/>= 0x01C0);</text:p>
      <text:p text:style-name="P1">PROVIDE(CRCDI_L <text:s text:c="11"/>= 0x01C0);</text:p>
      <text:p text:style-name="P1">PROVIDE(CRCDI_H <text:s text:c="11"/>= 0x01C1);</text:p>
      <text:p text:style-name="P1">PROVIDE(CRCDIRB <text:s text:c="11"/>= 0x01C2);</text:p>
      <text:p text:style-name="P1"><text:soft-page-break/>PROVIDE(CRCDIRB_L <text:s text:c="9"/>= 0x01C2);</text:p>
      <text:p text:style-name="P1">PROVIDE(CRCDIRB_H <text:s text:c="9"/>= 0x01C3);</text:p>
      <text:p text:style-name="P1">PROVIDE(CRCINIRES <text:s text:c="9"/>= 0x01C4);</text:p>
      <text:p text:style-name="P1">PROVIDE(CRCINIRES_L <text:s text:c="7"/>= 0x01C4);</text:p>
      <text:p text:style-name="P1">PROVIDE(CRCINIRES_H <text:s text:c="7"/>= 0x01C5);</text:p>
      <text:p text:style-name="P1">PROVIDE(CRCRESR <text:s text:c="11"/>= 0x01C6);</text:p>
      <text:p text:style-name="P1">PROVIDE(CRCRESR_L <text:s text:c="9"/>= 0x01C6);</text:p>
      <text:p text:style-name="P1">PROVIDE(CRCRESR_H <text:s text:c="9"/>= 0x01C7);</text:p>
      <text:p text:style-name="P1">/************************************************************</text:p>
      <text:p text:style-name="P1">* CLOCK SYSTEM CONTROL</text:p>
      <text:p text:style-name="P1">************************************************************/</text:p>
      <text:p text:style-name="P1">PROVIDE(CSCTL0 <text:s text:c="12"/>= 0x0180);</text:p>
      <text:p text:style-name="P1">PROVIDE(CSCTL0_L <text:s text:c="10"/>= 0x0180);</text:p>
      <text:p text:style-name="P1">PROVIDE(CSCTL0_H <text:s text:c="10"/>= 0x0181);</text:p>
      <text:p text:style-name="P1">PROVIDE(CSCTL1 <text:s text:c="12"/>= 0x0182);</text:p>
      <text:p text:style-name="P1">PROVIDE(CSCTL1_L <text:s text:c="10"/>= 0x0182);</text:p>
      <text:p text:style-name="P1">PROVIDE(CSCTL1_H <text:s text:c="10"/>= 0x0183);</text:p>
      <text:p text:style-name="P1">PROVIDE(CSCTL2 <text:s text:c="12"/>= 0x0184);</text:p>
      <text:p text:style-name="P1">PROVIDE(CSCTL2_L <text:s text:c="10"/>= 0x0184);</text:p>
      <text:p text:style-name="P1">PROVIDE(CSCTL2_H <text:s text:c="10"/>= 0x0185);</text:p>
      <text:p text:style-name="P1">PROVIDE(CSCTL3 <text:s text:c="12"/>= 0x0186);</text:p>
      <text:p text:style-name="P1">PROVIDE(CSCTL3_L <text:s text:c="10"/>= 0x0186);</text:p>
      <text:p text:style-name="P1">PROVIDE(CSCTL3_H <text:s text:c="10"/>= 0x0187);</text:p>
      <text:p text:style-name="P1">PROVIDE(CSCTL4 <text:s text:c="12"/>= 0x0188);</text:p>
      <text:p text:style-name="P1">PROVIDE(CSCTL4_L <text:s text:c="10"/>= 0x0188);</text:p>
      <text:p text:style-name="P1">PROVIDE(CSCTL4_H <text:s text:c="10"/>= 0x0189);</text:p>
      <text:p text:style-name="P1">PROVIDE(CSCTL5 <text:s text:c="12"/>= 0x018A);</text:p>
      <text:p text:style-name="P1">PROVIDE(CSCTL5_L <text:s text:c="10"/>= 0x018A);</text:p>
      <text:p text:style-name="P1">PROVIDE(CSCTL5_H <text:s text:c="10"/>= 0x018B);</text:p>
      <text:p text:style-name="P1">PROVIDE(CSCTL6 <text:s text:c="12"/>= 0x018C);</text:p>
      <text:p text:style-name="P1">PROVIDE(CSCTL6_L <text:s text:c="10"/>= 0x018C);</text:p>
      <text:p text:style-name="P1">PROVIDE(CSCTL6_H <text:s text:c="10"/>= 0x018D);</text:p>
      <text:p text:style-name="P1">PROVIDE(CSCTL7 <text:s text:c="12"/>= 0x018E);</text:p>
      <text:p text:style-name="P1">PROVIDE(CSCTL7_L <text:s text:c="10"/>= 0x018E);</text:p>
      <text:p text:style-name="P1">PROVIDE(CSCTL7_H <text:s text:c="10"/>= 0x018F);</text:p>
      <text:p text:style-name="P1">PROVIDE(CSCTL8 <text:s text:c="12"/>= 0x0190);</text:p>
      <text:p text:style-name="P1">PROVIDE(CSCTL8_L <text:s text:c="10"/>= 0x0190);</text:p>
      <text:p text:style-name="P1">PROVIDE(CSCTL8_H <text:s text:c="10"/>= 0x0191);</text:p>
      <text:p text:style-name="P1">/*************************************************************</text:p>
      <text:p text:style-name="P1">* FRAM Memory</text:p>
      <text:p text:style-name="P1">*************************************************************/</text:p>
      <text:p text:style-name="P1">PROVIDE(FRCTL0 <text:s text:c="12"/>= 0x01A0);</text:p>
      <text:p text:style-name="P1">PROVIDE(FRCTL0_L <text:s text:c="10"/>= 0x01A0);</text:p>
      <text:p text:style-name="P1">PROVIDE(FRCTL0_H <text:s text:c="10"/>= 0x01A1);</text:p>
      <text:p text:style-name="P1">PROVIDE(GCCTL0 <text:s text:c="12"/>= 0x01A4);</text:p>
      <text:p text:style-name="P1">PROVIDE(GCCTL0_L <text:s text:c="10"/>= 0x01A4);</text:p>
      <text:p text:style-name="P1">PROVIDE(GCCTL0_H <text:s text:c="10"/>= 0x01A5);</text:p>
      <text:p text:style-name="P1">PROVIDE(GCCTL1 <text:s text:c="12"/>= 0x01A6);</text:p>
      <text:p text:style-name="P1">PROVIDE(GCCTL1_L <text:s text:c="10"/>= 0x01A6);</text:p>
      <text:p text:style-name="P1">PROVIDE(GCCTL1_H <text:s text:c="10"/>= 0x01A7);</text:p>
      <text:p text:style-name="P1">/************************************************************</text:p>
      <text:p text:style-name="P1">* HARDWARE MULTIPLIER 32Bit</text:p>
      <text:p text:style-name="P1">************************************************************/</text:p>
      <text:p text:style-name="P1">PROVIDE(MPY <text:s text:c="15"/>= 0x04C0);</text:p>
      <text:p text:style-name="P1">PROVIDE(MPY_L <text:s text:c="13"/>= 0x04C0);</text:p>
      <text:p text:style-name="P1">PROVIDE(MPY_H <text:s text:c="13"/>= 0x04C1);</text:p>
      <text:p text:style-name="P1">PROVIDE(MPYS <text:s text:c="14"/>= 0x04C2);</text:p>
      <text:p text:style-name="P1">PROVIDE(MPYS_L <text:s text:c="12"/>= 0x04C2);</text:p>
      <text:p text:style-name="P1">PROVIDE(MPYS_H <text:s text:c="12"/>= 0x04C3);</text:p>
      <text:p text:style-name="P1">PROVIDE(MAC <text:s text:c="15"/>= 0x04C4);</text:p>
      <text:p text:style-name="P1">PROVIDE(MAC_L <text:s text:c="13"/>= 0x04C4);</text:p>
      <text:p text:style-name="P1">PROVIDE(MAC_H <text:s text:c="13"/>= 0x04C5);</text:p>
      <text:p text:style-name="P1">PROVIDE(MACS <text:s text:c="14"/>= 0x04C6);</text:p>
      <text:p text:style-name="P1">PROVIDE(MACS_L <text:s text:c="12"/>= 0x04C6);</text:p>
      <text:p text:style-name="P1">PROVIDE(MACS_H <text:s text:c="12"/>= 0x04C7);</text:p>
      <text:p text:style-name="P1">PROVIDE(OP2 <text:s text:c="15"/>= 0x04C8);</text:p>
      <text:p text:style-name="P1">PROVIDE(OP2_L <text:s text:c="13"/>= 0x04C8);</text:p>
      <text:p text:style-name="P1">PROVIDE(OP2_H <text:s text:c="13"/>= 0x04C9);</text:p>
      <text:p text:style-name="P1">PROVIDE(RESLO <text:s text:c="13"/>= 0x04CA);</text:p>
      <text:p text:style-name="P1">PROVIDE(RESLO_L <text:s text:c="11"/>= 0x04CA);</text:p>
      <text:p text:style-name="P1">PROVIDE(RESLO_H <text:s text:c="11"/>= 0x04CB);</text:p>
      <text:p text:style-name="P1">PROVIDE(RESHI <text:s text:c="13"/>= 0x04CC);</text:p>
      <text:p text:style-name="P1"><text:soft-page-break/>PROVIDE(RESHI_L <text:s text:c="11"/>= 0x04CC);</text:p>
      <text:p text:style-name="P1">PROVIDE(RESHI_H <text:s text:c="11"/>= 0x04CD);</text:p>
      <text:p text:style-name="P1">PROVIDE(SUMEXT <text:s text:c="12"/>= 0x04CE);</text:p>
      <text:p text:style-name="P1">PROVIDE(SUMEXT_L <text:s text:c="10"/>= 0x04CE);</text:p>
      <text:p text:style-name="P1">PROVIDE(SUMEXT_H <text:s text:c="10"/>= 0x04CF);</text:p>
      <text:p text:style-name="P1">PROVIDE(MPY32L <text:s text:c="12"/>= 0x04D0);</text:p>
      <text:p text:style-name="P1">PROVIDE(MPY32L_L <text:s text:c="10"/>= 0x04D0);</text:p>
      <text:p text:style-name="P1">PROVIDE(MPY32L_H <text:s text:c="10"/>= 0x04D1);</text:p>
      <text:p text:style-name="P1">PROVIDE(MPY32H <text:s text:c="12"/>= 0x04D2);</text:p>
      <text:p text:style-name="P1">PROVIDE(MPY32H_L <text:s text:c="10"/>= 0x04D2);</text:p>
      <text:p text:style-name="P1">PROVIDE(MPY32H_H <text:s text:c="10"/>= 0x04D3);</text:p>
      <text:p text:style-name="P1">PROVIDE(MPYS32L <text:s text:c="11"/>= 0x04D4);</text:p>
      <text:p text:style-name="P1">PROVIDE(MPYS32L_L <text:s text:c="9"/>= 0x04D4);</text:p>
      <text:p text:style-name="P1">PROVIDE(MPYS32L_H <text:s text:c="9"/>= 0x04D5);</text:p>
      <text:p text:style-name="P1">PROVIDE(MPYS32H <text:s text:c="11"/>= 0x04D6);</text:p>
      <text:p text:style-name="P1">PROVIDE(MPYS32H_L <text:s text:c="9"/>= 0x04D6);</text:p>
      <text:p text:style-name="P1">PROVIDE(MPYS32H_H <text:s text:c="9"/>= 0x04D7);</text:p>
      <text:p text:style-name="P1">PROVIDE(MAC32L <text:s text:c="12"/>= 0x04D8);</text:p>
      <text:p text:style-name="P1">PROVIDE(MAC32L_L <text:s text:c="10"/>= 0x04D8);</text:p>
      <text:p text:style-name="P1">PROVIDE(MAC32L_H <text:s text:c="10"/>= 0x04D9);</text:p>
      <text:p text:style-name="P1">PROVIDE(MAC32H <text:s text:c="12"/>= 0x04DA);</text:p>
      <text:p text:style-name="P1">PROVIDE(MAC32H_L <text:s text:c="10"/>= 0x04DA);</text:p>
      <text:p text:style-name="P1">PROVIDE(MAC32H_H <text:s text:c="10"/>= 0x04DB);</text:p>
      <text:p text:style-name="P1">PROVIDE(MACS32L <text:s text:c="11"/>= 0x04DC);</text:p>
      <text:p text:style-name="P1">PROVIDE(MACS32L_L <text:s text:c="9"/>= 0x04DC);</text:p>
      <text:p text:style-name="P1">PROVIDE(MACS32L_H <text:s text:c="9"/>= 0x04DD);</text:p>
      <text:p text:style-name="P1">PROVIDE(MACS32H <text:s text:c="11"/>= 0x04DE);</text:p>
      <text:p text:style-name="P1">PROVIDE(MACS32H_L <text:s text:c="9"/>= 0x04DE);</text:p>
      <text:p text:style-name="P1">PROVIDE(MACS32H_H <text:s text:c="9"/>= 0x04DF);</text:p>
      <text:p text:style-name="P1">PROVIDE(OP2L <text:s text:c="14"/>= 0x04E0);</text:p>
      <text:p text:style-name="P1">PROVIDE(OP2L_L <text:s text:c="12"/>= 0x04E0);</text:p>
      <text:p text:style-name="P1">PROVIDE(OP2L_H <text:s text:c="12"/>= 0x04E1);</text:p>
      <text:p text:style-name="P1">PROVIDE(OP2H <text:s text:c="14"/>= 0x04E2);</text:p>
      <text:p text:style-name="P1">PROVIDE(OP2H_L <text:s text:c="12"/>= 0x04E2);</text:p>
      <text:p text:style-name="P1">PROVIDE(OP2H_H <text:s text:c="12"/>= 0x04E3);</text:p>
      <text:p text:style-name="P1">PROVIDE(RES0 <text:s text:c="14"/>= 0x04E4);</text:p>
      <text:p text:style-name="P1">PROVIDE(RES0_L <text:s text:c="12"/>= 0x04E4);</text:p>
      <text:p text:style-name="P1">PROVIDE(RES0_H <text:s text:c="12"/>= 0x04E5);</text:p>
      <text:p text:style-name="P1">PROVIDE(RES1 <text:s text:c="14"/>= 0x04E6);</text:p>
      <text:p text:style-name="P1">PROVIDE(RES1_L <text:s text:c="12"/>= 0x04E6);</text:p>
      <text:p text:style-name="P1">PROVIDE(RES1_H <text:s text:c="12"/>= 0x04E7);</text:p>
      <text:p text:style-name="P1">PROVIDE(RES2 <text:s text:c="14"/>= 0x04E8);</text:p>
      <text:p text:style-name="P1">PROVIDE(RES2_L <text:s text:c="12"/>= 0x04E8);</text:p>
      <text:p text:style-name="P1">PROVIDE(RES2_H <text:s text:c="12"/>= 0x04E9);</text:p>
      <text:p text:style-name="P1">PROVIDE(RES3 <text:s text:c="14"/>= 0x04EA);</text:p>
      <text:p text:style-name="P1">PROVIDE(RES3_L <text:s text:c="12"/>= 0x04EA);</text:p>
      <text:p text:style-name="P1">PROVIDE(RES3_H <text:s text:c="12"/>= 0x04EB);</text:p>
      <text:p text:style-name="P1">PROVIDE(MPY32CTL0 <text:s text:c="9"/>= 0x04EC);</text:p>
      <text:p text:style-name="P1">PROVIDE(MPY32CTL0_L <text:s text:c="7"/>= 0x04EC);</text:p>
      <text:p text:style-name="P1">PROVIDE(MPY32CTL0_H <text:s text:c="7"/>= 0x04ED);</text:p>
      <text:p text:style-name="P1">/************************************************************</text:p>
      <text:p text:style-name="P1">* PMM - Power Management System for FR2xx/FR4xx</text:p>
      <text:p text:style-name="P1">************************************************************/</text:p>
      <text:p text:style-name="P1">PROVIDE(PMMCTL0 <text:s text:c="11"/>= 0x0120);</text:p>
      <text:p text:style-name="P1">PROVIDE(PMMCTL0_L <text:s text:c="9"/>= 0x0120);</text:p>
      <text:p text:style-name="P1">PROVIDE(PMMCTL0_H <text:s text:c="9"/>= 0x0121);</text:p>
      <text:p text:style-name="P1">PROVIDE(PMMCTL1 <text:s text:c="11"/>= 0x0122);</text:p>
      <text:p text:style-name="P1">PROVIDE(PMMCTL1_L <text:s text:c="9"/>= 0x0122);</text:p>
      <text:p text:style-name="P1">PROVIDE(PMMCTL1_H <text:s text:c="9"/>= 0x0123);</text:p>
      <text:p text:style-name="P1">PROVIDE(PMMCTL2 <text:s text:c="11"/>= 0x0124);</text:p>
      <text:p text:style-name="P1">PROVIDE(PMMCTL2_L <text:s text:c="9"/>= 0x0124);</text:p>
      <text:p text:style-name="P1">PROVIDE(PMMCTL2_H <text:s text:c="9"/>= 0x0125);</text:p>
      <text:p text:style-name="P1">PROVIDE(PMMIFG <text:s text:c="12"/>= 0x012A);</text:p>
      <text:p text:style-name="P1">PROVIDE(PMMIFG_L <text:s text:c="10"/>= 0x012A);</text:p>
      <text:p text:style-name="P1">PROVIDE(PMMIFG_H <text:s text:c="10"/>= 0x012B);</text:p>
      <text:p text:style-name="P1">PROVIDE(PMMIE <text:s text:c="13"/>= 0x012E);</text:p>
      <text:p text:style-name="P1">PROVIDE(PMMIE_L <text:s text:c="11"/>= 0x012E);</text:p>
      <text:p text:style-name="P1">PROVIDE(PMMIE_H <text:s text:c="11"/>= 0x012F);</text:p>
      <text:p text:style-name="P1">PROVIDE(PM5CTL0 <text:s text:c="11"/>= 0x0130);</text:p>
      <text:p text:style-name="P1">PROVIDE(PM5CTL0_L <text:s text:c="9"/>= 0x0130);</text:p>
      <text:p text:style-name="P1">PROVIDE(PM5CTL0_H <text:s text:c="9"/>= 0x0131);</text:p>
      <text:p text:style-name="P1">/************************************************************</text:p>
      <text:p text:style-name="P1"><text:soft-page-break/>* DIGITAL I/O Port1/2 Pull up / Pull down Resistors</text:p>
      <text:p text:style-name="P1">************************************************************/</text:p>
      <text:p text:style-name="P1">PROVIDE(PAIN <text:s text:c="14"/>= 0x0200);</text:p>
      <text:p text:style-name="P1">PROVIDE(PAIN_L <text:s text:c="12"/>= 0x0200);</text:p>
      <text:p text:style-name="P1">PROVIDE(PAIN_H <text:s text:c="12"/>= 0x0201);</text:p>
      <text:p text:style-name="P1">PROVIDE(PAOUT <text:s text:c="13"/>= 0x0202);</text:p>
      <text:p text:style-name="P1">PROVIDE(PAOUT_L <text:s text:c="11"/>= 0x0202);</text:p>
      <text:p text:style-name="P1">PROVIDE(PAOUT_H <text:s text:c="11"/>= 0x0203);</text:p>
      <text:p text:style-name="P1">PROVIDE(PADIR <text:s text:c="13"/>= 0x0204);</text:p>
      <text:p text:style-name="P1">PROVIDE(PADIR_L <text:s text:c="11"/>= 0x0204);</text:p>
      <text:p text:style-name="P1">PROVIDE(PADIR_H <text:s text:c="11"/>= 0x0205);</text:p>
      <text:p text:style-name="P1">PROVIDE(PAREN <text:s text:c="13"/>= 0x0206);</text:p>
      <text:p text:style-name="P1">PROVIDE(PAREN_L <text:s text:c="11"/>= 0x0206);</text:p>
      <text:p text:style-name="P1">PROVIDE(PAREN_H <text:s text:c="11"/>= 0x0207);</text:p>
      <text:p text:style-name="P1">PROVIDE(PASEL0 <text:s text:c="12"/>= 0x020A);</text:p>
      <text:p text:style-name="P1">PROVIDE(PASEL0_L <text:s text:c="10"/>= 0x020A);</text:p>
      <text:p text:style-name="P1">PROVIDE(PASEL0_H <text:s text:c="10"/>= 0x020B);</text:p>
      <text:p text:style-name="P1">PROVIDE(PASEL1 <text:s text:c="12"/>= 0x020C);</text:p>
      <text:p text:style-name="P1">PROVIDE(PASEL1_L <text:s text:c="10"/>= 0x020C);</text:p>
      <text:p text:style-name="P1">PROVIDE(PASEL1_H <text:s text:c="10"/>= 0x020D);</text:p>
      <text:p text:style-name="P1">PROVIDE(PAIES <text:s text:c="13"/>= 0x0218);</text:p>
      <text:p text:style-name="P1">PROVIDE(PAIES_L <text:s text:c="11"/>= 0x0218);</text:p>
      <text:p text:style-name="P1">PROVIDE(PAIES_H <text:s text:c="11"/>= 0x0219);</text:p>
      <text:p text:style-name="P1">PROVIDE(PAIE <text:s text:c="14"/>= 0x021A);</text:p>
      <text:p text:style-name="P1">PROVIDE(PAIE_L <text:s text:c="12"/>= 0x021A);</text:p>
      <text:p text:style-name="P1">PROVIDE(PAIE_H <text:s text:c="12"/>= 0x021B);</text:p>
      <text:p text:style-name="P1">PROVIDE(PAIFG <text:s text:c="13"/>= 0x021C);</text:p>
      <text:p text:style-name="P1">PROVIDE(PAIFG_L <text:s text:c="11"/>= 0x021C);</text:p>
      <text:p text:style-name="P1">PROVIDE(PAIFG_H <text:s text:c="11"/>= 0x021D);</text:p>
      <text:p text:style-name="P1">PROVIDE(P1IV <text:s text:c="14"/>= 0x020E);</text:p>
      <text:p text:style-name="P1">PROVIDE(P2IV <text:s text:c="14"/>= 0x021E);</text:p>
      <text:p text:style-name="P1">/************************************************************</text:p>
      <text:p text:style-name="P1">* DIGITAL I/O Port3 Pull up / Pull down Resistors</text:p>
      <text:p text:style-name="P1">************************************************************/</text:p>
      <text:p text:style-name="P1">PROVIDE(PBIN <text:s text:c="14"/>= 0x0220);</text:p>
      <text:p text:style-name="P1">PROVIDE(PBIN_L <text:s text:c="12"/>= 0x0220);</text:p>
      <text:p text:style-name="P1">PROVIDE(PBIN_H <text:s text:c="12"/>= 0x0221);</text:p>
      <text:p text:style-name="P1">PROVIDE(PBOUT <text:s text:c="13"/>= 0x0222);</text:p>
      <text:p text:style-name="P1">PROVIDE(PBOUT_L <text:s text:c="11"/>= 0x0222);</text:p>
      <text:p text:style-name="P1">PROVIDE(PBOUT_H <text:s text:c="11"/>= 0x0223);</text:p>
      <text:p text:style-name="P1">PROVIDE(PBDIR <text:s text:c="13"/>= 0x0224);</text:p>
      <text:p text:style-name="P1">PROVIDE(PBDIR_L <text:s text:c="11"/>= 0x0224);</text:p>
      <text:p text:style-name="P1">PROVIDE(PBDIR_H <text:s text:c="11"/>= 0x0225);</text:p>
      <text:p text:style-name="P1">PROVIDE(PBREN <text:s text:c="13"/>= 0x0226);</text:p>
      <text:p text:style-name="P1">PROVIDE(PBREN_L <text:s text:c="11"/>= 0x0226);</text:p>
      <text:p text:style-name="P1">PROVIDE(PBREN_H <text:s text:c="11"/>= 0x0227);</text:p>
      <text:p text:style-name="P1">PROVIDE(PBSEL0 <text:s text:c="12"/>= 0x022A);</text:p>
      <text:p text:style-name="P1">PROVIDE(PBSEL0_L <text:s text:c="10"/>= 0x022A);</text:p>
      <text:p text:style-name="P1">PROVIDE(PBSEL0_H <text:s text:c="10"/>= 0x022B);</text:p>
      <text:p text:style-name="P1">PROVIDE(PBSEL1 <text:s text:c="12"/>= 0x022C);</text:p>
      <text:p text:style-name="P1">PROVIDE(PBSEL1_L <text:s text:c="10"/>= 0x022C);</text:p>
      <text:p text:style-name="P1">PROVIDE(PBSEL1_H <text:s text:c="10"/>= 0x022D);</text:p>
      <text:p text:style-name="P1">/************************************************************</text:p>
      <text:p text:style-name="P1">* Real-Time Clock (RTC) Counter</text:p>
      <text:p text:style-name="P1">************************************************************/</text:p>
      <text:p text:style-name="P1">PROVIDE(RTCCTL <text:s text:c="12"/>= 0x0300);</text:p>
      <text:p text:style-name="P1">PROVIDE(RTCCTL_L <text:s text:c="10"/>= 0x0300);</text:p>
      <text:p text:style-name="P1">PROVIDE(RTCCTL_H <text:s text:c="10"/>= 0x0301);</text:p>
      <text:p text:style-name="P1">PROVIDE(RTCIV <text:s text:c="13"/>= 0x0304);</text:p>
      <text:p text:style-name="P1">PROVIDE(RTCIV_L <text:s text:c="11"/>= 0x0304);</text:p>
      <text:p text:style-name="P1">PROVIDE(RTCIV_H <text:s text:c="11"/>= 0x0305);</text:p>
      <text:p text:style-name="P1">PROVIDE(RTCMOD <text:s text:c="12"/>= 0x0308);</text:p>
      <text:p text:style-name="P1">PROVIDE(RTCMOD_L <text:s text:c="10"/>= 0x0308);</text:p>
      <text:p text:style-name="P1">PROVIDE(RTCMOD_H <text:s text:c="10"/>= 0x0309);</text:p>
      <text:p text:style-name="P1">PROVIDE(RTCCNT <text:s text:c="12"/>= 0x030C);</text:p>
      <text:p text:style-name="P1">PROVIDE(RTCCNT_L <text:s text:c="10"/>= 0x030C);</text:p>
      <text:p text:style-name="P1">PROVIDE(RTCCNT_H <text:s text:c="10"/>= 0x030D);</text:p>
      <text:p text:style-name="P1">/************************************************************</text:p>
      <text:p text:style-name="P1">* SFR - Special Function Register Module</text:p>
      <text:p text:style-name="P1">************************************************************/</text:p>
      <text:p text:style-name="P1">PROVIDE(SFRIE1 <text:s text:c="12"/>= 0x0100);</text:p>
      <text:p text:style-name="P1">PROVIDE(SFRIE1_L <text:s text:c="10"/>= 0x0100);</text:p>
      <text:p text:style-name="P1"><text:soft-page-break/>PROVIDE(SFRIE1_H <text:s text:c="10"/>= 0x0101);</text:p>
      <text:p text:style-name="P1">PROVIDE(SFRIFG1 <text:s text:c="11"/>= 0x0102);</text:p>
      <text:p text:style-name="P1">PROVIDE(SFRIFG1_L <text:s text:c="9"/>= 0x0102);</text:p>
      <text:p text:style-name="P1">PROVIDE(SFRIFG1_H <text:s text:c="9"/>= 0x0103);</text:p>
      <text:p text:style-name="P1">PROVIDE(SFRRPCR <text:s text:c="11"/>= 0x0104);</text:p>
      <text:p text:style-name="P1">PROVIDE(SFRRPCR_L <text:s text:c="9"/>= 0x0104);</text:p>
      <text:p text:style-name="P1">PROVIDE(SFRRPCR_H <text:s text:c="9"/>= 0x0105);</text:p>
      <text:p text:style-name="P1">/************************************************************</text:p>
      <text:p text:style-name="P1">* SYS - System Module</text:p>
      <text:p text:style-name="P1">************************************************************/</text:p>
      <text:p text:style-name="P1">PROVIDE(SYSCTL <text:s text:c="12"/>= 0x0140);</text:p>
      <text:p text:style-name="P1">PROVIDE(SYSCTL_L <text:s text:c="10"/>= 0x0140);</text:p>
      <text:p text:style-name="P1">PROVIDE(SYSCTL_H <text:s text:c="10"/>= 0x0141);</text:p>
      <text:p text:style-name="P1">PROVIDE(SYSBSLC <text:s text:c="11"/>= 0x0142);</text:p>
      <text:p text:style-name="P1">PROVIDE(SYSBSLC_L <text:s text:c="9"/>= 0x0142);</text:p>
      <text:p text:style-name="P1">PROVIDE(SYSBSLC_H <text:s text:c="9"/>= 0x0143);</text:p>
      <text:p text:style-name="P1">PROVIDE(SYSJMBC <text:s text:c="11"/>= 0x0146);</text:p>
      <text:p text:style-name="P1">PROVIDE(SYSJMBC_L <text:s text:c="9"/>= 0x0146);</text:p>
      <text:p text:style-name="P1">PROVIDE(SYSJMBC_H <text:s text:c="9"/>= 0x0147);</text:p>
      <text:p text:style-name="P1">PROVIDE(SYSJMBI0 <text:s text:c="10"/>= 0x0148);</text:p>
      <text:p text:style-name="P1">PROVIDE(SYSJMBI0_L <text:s text:c="8"/>= 0x0148);</text:p>
      <text:p text:style-name="P1">PROVIDE(SYSJMBI0_H <text:s text:c="8"/>= 0x0149);</text:p>
      <text:p text:style-name="P1">PROVIDE(SYSJMBI1 <text:s text:c="10"/>= 0x014A);</text:p>
      <text:p text:style-name="P1">PROVIDE(SYSJMBI1_L <text:s text:c="8"/>= 0x014A);</text:p>
      <text:p text:style-name="P1">PROVIDE(SYSJMBI1_H <text:s text:c="8"/>= 0x014B);</text:p>
      <text:p text:style-name="P1">PROVIDE(SYSJMBO0 <text:s text:c="10"/>= 0x014C);</text:p>
      <text:p text:style-name="P1">PROVIDE(SYSJMBO0_L <text:s text:c="8"/>= 0x014C);</text:p>
      <text:p text:style-name="P1">PROVIDE(SYSJMBO0_H <text:s text:c="8"/>= 0x014D);</text:p>
      <text:p text:style-name="P1">PROVIDE(SYSJMBO1 <text:s text:c="10"/>= 0x014E);</text:p>
      <text:p text:style-name="P1">PROVIDE(SYSJMBO1_L <text:s text:c="8"/>= 0x014E);</text:p>
      <text:p text:style-name="P1">PROVIDE(SYSJMBO1_H <text:s text:c="8"/>= 0x014F);</text:p>
      <text:p text:style-name="P1">PROVIDE(SYSBERRIV <text:s text:c="9"/>= 0x0158);</text:p>
      <text:p text:style-name="P1">PROVIDE(SYSBERRIV_L <text:s text:c="7"/>= 0x0158);</text:p>
      <text:p text:style-name="P1">PROVIDE(SYSBERRIV_H <text:s text:c="7"/>= 0x0159);</text:p>
      <text:p text:style-name="P1">PROVIDE(SYSUNIV <text:s text:c="11"/>= 0x015A);</text:p>
      <text:p text:style-name="P1">PROVIDE(SYSUNIV_L <text:s text:c="9"/>= 0x015A);</text:p>
      <text:p text:style-name="P1">PROVIDE(SYSUNIV_H <text:s text:c="9"/>= 0x015B);</text:p>
      <text:p text:style-name="P1">PROVIDE(SYSSNIV <text:s text:c="11"/>= 0x015C);</text:p>
      <text:p text:style-name="P1">PROVIDE(SYSSNIV_L <text:s text:c="9"/>= 0x015C);</text:p>
      <text:p text:style-name="P1">PROVIDE(SYSSNIV_H <text:s text:c="9"/>= 0x015D);</text:p>
      <text:p text:style-name="P1">PROVIDE(SYSRSTIV <text:s text:c="10"/>= 0x015E);</text:p>
      <text:p text:style-name="P1">PROVIDE(SYSRSTIV_L <text:s text:c="8"/>= 0x015E);</text:p>
      <text:p text:style-name="P1">PROVIDE(SYSRSTIV_H <text:s text:c="8"/>= 0x015F);</text:p>
      <text:p text:style-name="P1">PROVIDE(SYSCFG0 <text:s text:c="11"/>= 0x0160);</text:p>
      <text:p text:style-name="P1">PROVIDE(SYSCFG0_L <text:s text:c="9"/>= 0x0160);</text:p>
      <text:p text:style-name="P1">PROVIDE(SYSCFG0_H <text:s text:c="9"/>= 0x0161);</text:p>
      <text:p text:style-name="P1">PROVIDE(SYSCFG1 <text:s text:c="11"/>= 0x0162);</text:p>
      <text:p text:style-name="P1">PROVIDE(SYSCFG1_L <text:s text:c="9"/>= 0x0162);</text:p>
      <text:p text:style-name="P1">PROVIDE(SYSCFG1_H <text:s text:c="9"/>= 0x0163);</text:p>
      <text:p text:style-name="P1">PROVIDE(SYSCFG2 <text:s text:c="11"/>= 0x0164);</text:p>
      <text:p text:style-name="P1">PROVIDE(SYSCFG2_L <text:s text:c="9"/>= 0x0164);</text:p>
      <text:p text:style-name="P1">PROVIDE(SYSCFG2_H <text:s text:c="9"/>= 0x0165);</text:p>
      <text:p text:style-name="P1">/************************************************************</text:p>
      <text:p text:style-name="P1">* Timer0_A3</text:p>
      <text:p text:style-name="P1">************************************************************/</text:p>
      <text:p text:style-name="P1">PROVIDE(TA0CTL <text:s text:c="12"/>= 0x0380);</text:p>
      <text:p text:style-name="P1">PROVIDE(TA0CCTL0 <text:s text:c="10"/>= 0x0382);</text:p>
      <text:p text:style-name="P1">PROVIDE(TA0CCTL1 <text:s text:c="10"/>= 0x0384);</text:p>
      <text:p text:style-name="P1">PROVIDE(TA0CCTL2 <text:s text:c="10"/>= 0x0386);</text:p>
      <text:p text:style-name="P1">PROVIDE(TA0R <text:s text:c="14"/>= 0x0390);</text:p>
      <text:p text:style-name="P1">PROVIDE(TA0CCR0 <text:s text:c="11"/>= 0x0392);</text:p>
      <text:p text:style-name="P1">PROVIDE(TA0CCR1 <text:s text:c="11"/>= 0x0394);</text:p>
      <text:p text:style-name="P1">PROVIDE(TA0CCR2 <text:s text:c="11"/>= 0x0396);</text:p>
      <text:p text:style-name="P1">PROVIDE(TA0IV <text:s text:c="13"/>= 0x03AE);</text:p>
      <text:p text:style-name="P1">PROVIDE(TA0EX0 <text:s text:c="12"/>= 0x03A0);</text:p>
      <text:p text:style-name="P1">/************************************************************</text:p>
      <text:p text:style-name="P1">* Timer1_A3</text:p>
      <text:p text:style-name="P1">************************************************************/</text:p>
      <text:p text:style-name="P1">PROVIDE(TA1CTL <text:s text:c="12"/>= 0x03C0);</text:p>
      <text:p text:style-name="P1">PROVIDE(TA1CCTL0 <text:s text:c="10"/>= 0x03C2);</text:p>
      <text:p text:style-name="P1">PROVIDE(TA1CCTL1 <text:s text:c="10"/>= 0x03C4);</text:p>
      <text:p text:style-name="P1">PROVIDE(TA1CCTL2 <text:s text:c="10"/>= 0x03C6);</text:p>
      <text:p text:style-name="P1"><text:soft-page-break/>PROVIDE(TA1R <text:s text:c="14"/>= 0x03D0);</text:p>
      <text:p text:style-name="P1">PROVIDE(TA1CCR0 <text:s text:c="11"/>= 0x03D2);</text:p>
      <text:p text:style-name="P1">PROVIDE(TA1CCR1 <text:s text:c="11"/>= 0x03D4);</text:p>
      <text:p text:style-name="P1">PROVIDE(TA1CCR2 <text:s text:c="11"/>= 0x03D6);</text:p>
      <text:p text:style-name="P1">PROVIDE(TA1IV <text:s text:c="13"/>= 0x03EE);</text:p>
      <text:p text:style-name="P1">PROVIDE(TA1EX0 <text:s text:c="12"/>= 0x03E0);</text:p>
      <text:p text:style-name="P1">/************************************************************</text:p>
      <text:p text:style-name="P1">* Timer2_A2</text:p>
      <text:p text:style-name="P1">************************************************************/</text:p>
      <text:p text:style-name="P1">PROVIDE(TA2CTL <text:s text:c="12"/>= 0x0400);</text:p>
      <text:p text:style-name="P1">PROVIDE(TA2CCTL0 <text:s text:c="10"/>= 0x0402);</text:p>
      <text:p text:style-name="P1">PROVIDE(TA2CCTL1 <text:s text:c="10"/>= 0x0404);</text:p>
      <text:p text:style-name="P1">PROVIDE(TA2R <text:s text:c="14"/>= 0x0410);</text:p>
      <text:p text:style-name="P1">PROVIDE(TA2CCR0 <text:s text:c="11"/>= 0x0412);</text:p>
      <text:p text:style-name="P1">PROVIDE(TA2CCR1 <text:s text:c="11"/>= 0x0414);</text:p>
      <text:p text:style-name="P1">PROVIDE(TA2IV <text:s text:c="13"/>= 0x042E);</text:p>
      <text:p text:style-name="P1">PROVIDE(TA2EX0 <text:s text:c="12"/>= 0x0420);</text:p>
      <text:p text:style-name="P1">/************************************************************</text:p>
      <text:p text:style-name="P1">* Timer3_A2</text:p>
      <text:p text:style-name="P1">************************************************************/</text:p>
      <text:p text:style-name="P1">PROVIDE(TA3CTL <text:s text:c="12"/>= 0x0440);</text:p>
      <text:p text:style-name="P1">PROVIDE(TA3CCTL0 <text:s text:c="10"/>= 0x0442);</text:p>
      <text:p text:style-name="P1">PROVIDE(TA3CCTL1 <text:s text:c="10"/>= 0x0444);</text:p>
      <text:p text:style-name="P1">PROVIDE(TA3R <text:s text:c="14"/>= 0x0450);</text:p>
      <text:p text:style-name="P1">PROVIDE(TA3CCR0 <text:s text:c="11"/>= 0x0452);</text:p>
      <text:p text:style-name="P1">PROVIDE(TA3CCR1 <text:s text:c="11"/>= 0x0454);</text:p>
      <text:p text:style-name="P1">PROVIDE(TA3IV <text:s text:c="13"/>= 0x046E);</text:p>
      <text:p text:style-name="P1">PROVIDE(TA3EX0 <text:s text:c="12"/>= 0x0460);</text:p>
      <text:p text:style-name="P1">/************************************************************</text:p>
      <text:p text:style-name="P1">* USCI A0</text:p>
      <text:p text:style-name="P1">************************************************************/</text:p>
      <text:p text:style-name="P1">PROVIDE(UCA0CTLW0 <text:s text:c="9"/>= 0x0500);</text:p>
      <text:p text:style-name="P1">PROVIDE(UCA0CTLW0_L <text:s text:c="7"/>= 0x0500);</text:p>
      <text:p text:style-name="P1">PROVIDE(UCA0CTLW0_H <text:s text:c="7"/>= 0x0501);</text:p>
      <text:p text:style-name="P1">PROVIDE(UCA0CTLW1 <text:s text:c="9"/>= 0x0502);</text:p>
      <text:p text:style-name="P1">PROVIDE(UCA0CTLW1_L <text:s text:c="7"/>= 0x0502);</text:p>
      <text:p text:style-name="P1">PROVIDE(UCA0CTLW1_H <text:s text:c="7"/>= 0x0503);</text:p>
      <text:p text:style-name="P1">PROVIDE(UCA0BRW <text:s text:c="11"/>= 0x0506);</text:p>
      <text:p text:style-name="P1">PROVIDE(UCA0BRW_L <text:s text:c="9"/>= 0x0506);</text:p>
      <text:p text:style-name="P1">PROVIDE(UCA0BRW_H <text:s text:c="9"/>= 0x0507);</text:p>
      <text:p text:style-name="P1">PROVIDE(UCA0MCTLW <text:s text:c="9"/>= 0x0508);</text:p>
      <text:p text:style-name="P1">PROVIDE(UCA0MCTLW_L <text:s text:c="7"/>= 0x0508);</text:p>
      <text:p text:style-name="P1">PROVIDE(UCA0MCTLW_H <text:s text:c="7"/>= 0x0509);</text:p>
      <text:p text:style-name="P1">PROVIDE(UCA0STATW <text:s text:c="9"/>= 0x050A);</text:p>
      <text:p text:style-name="P1">PROVIDE(UCA0RXBUF <text:s text:c="9"/>= 0x050C);</text:p>
      <text:p text:style-name="P1">PROVIDE(UCA0RXBUF_L <text:s text:c="7"/>= 0x050C);</text:p>
      <text:p text:style-name="P1">PROVIDE(UCA0RXBUF_H <text:s text:c="7"/>= 0x050D);</text:p>
      <text:p text:style-name="P1">PROVIDE(UCA0TXBUF <text:s text:c="9"/>= 0x050E);</text:p>
      <text:p text:style-name="P1">PROVIDE(UCA0TXBUF_L <text:s text:c="7"/>= 0x050E);</text:p>
      <text:p text:style-name="P1">PROVIDE(UCA0TXBUF_H <text:s text:c="7"/>= 0x050F);</text:p>
      <text:p text:style-name="P1">PROVIDE(UCA0ABCTL <text:s text:c="9"/>= 0x0510);</text:p>
      <text:p text:style-name="P1">PROVIDE(UCA0IRCTL <text:s text:c="9"/>= 0x0512);</text:p>
      <text:p text:style-name="P1">PROVIDE(UCA0IRCTL_L <text:s text:c="7"/>= 0x0512);</text:p>
      <text:p text:style-name="P1">PROVIDE(UCA0IRCTL_H <text:s text:c="7"/>= 0x0513);</text:p>
      <text:p text:style-name="P1">PROVIDE(UCA0IE <text:s text:c="12"/>= 0x051A);</text:p>
      <text:p text:style-name="P1">PROVIDE(UCA0IE_L <text:s text:c="10"/>= 0x051A);</text:p>
      <text:p text:style-name="P1">PROVIDE(UCA0IE_H <text:s text:c="10"/>= 0x051B);</text:p>
      <text:p text:style-name="P1">PROVIDE(UCA0IFG <text:s text:c="11"/>= 0x051C);</text:p>
      <text:p text:style-name="P1">PROVIDE(UCA0IFG_L <text:s text:c="9"/>= 0x051C);</text:p>
      <text:p text:style-name="P1">PROVIDE(UCA0IFG_H <text:s text:c="9"/>= 0x051D);</text:p>
      <text:p text:style-name="P1">PROVIDE(UCA0IV <text:s text:c="12"/>= 0x051E);</text:p>
      <text:p text:style-name="P1">/************************************************************</text:p>
      <text:p text:style-name="P1">* USCI A1</text:p>
      <text:p text:style-name="P1">************************************************************/</text:p>
      <text:p text:style-name="P1">PROVIDE(UCA1CTLW0 <text:s text:c="9"/>= 0x0520);</text:p>
      <text:p text:style-name="P1">PROVIDE(UCA1CTLW0_L <text:s text:c="7"/>= 0x0520);</text:p>
      <text:p text:style-name="P1">PROVIDE(UCA1CTLW0_H <text:s text:c="7"/>= 0x0521);</text:p>
      <text:p text:style-name="P1">PROVIDE(UCA1CTLW1 <text:s text:c="9"/>= 0x0522);</text:p>
      <text:p text:style-name="P1">PROVIDE(UCA1CTLW1_L <text:s text:c="7"/>= 0x0522);</text:p>
      <text:p text:style-name="P1">PROVIDE(UCA1CTLW1_H <text:s text:c="7"/>= 0x0523);</text:p>
      <text:p text:style-name="P1">PROVIDE(UCA1BRW <text:s text:c="11"/>= 0x0526);</text:p>
      <text:p text:style-name="P1">PROVIDE(UCA1BRW_L <text:s text:c="9"/>= 0x0526);</text:p>
      <text:p text:style-name="P1"><text:soft-page-break/>PROVIDE(UCA1BRW_H <text:s text:c="9"/>= 0x0527);</text:p>
      <text:p text:style-name="P1">PROVIDE(UCA1MCTLW <text:s text:c="9"/>= 0x0528);</text:p>
      <text:p text:style-name="P1">PROVIDE(UCA1MCTLW_L <text:s text:c="7"/>= 0x0528);</text:p>
      <text:p text:style-name="P1">PROVIDE(UCA1MCTLW_H <text:s text:c="7"/>= 0x0529);</text:p>
      <text:p text:style-name="P1">PROVIDE(UCA1STATW <text:s text:c="9"/>= 0x052A);</text:p>
      <text:p text:style-name="P1">PROVIDE(UCA1RXBUF <text:s text:c="9"/>= 0x052C);</text:p>
      <text:p text:style-name="P1">PROVIDE(UCA1RXBUF_L <text:s text:c="7"/>= 0x052C);</text:p>
      <text:p text:style-name="P1">PROVIDE(UCA1RXBUF_H <text:s text:c="7"/>= 0x052D);</text:p>
      <text:p text:style-name="P1">PROVIDE(UCA1TXBUF <text:s text:c="9"/>= 0x052E);</text:p>
      <text:p text:style-name="P1">PROVIDE(UCA1TXBUF_L <text:s text:c="7"/>= 0x052E);</text:p>
      <text:p text:style-name="P1">PROVIDE(UCA1TXBUF_H <text:s text:c="7"/>= 0x052F);</text:p>
      <text:p text:style-name="P1">PROVIDE(UCA1ABCTL <text:s text:c="9"/>= 0x0530);</text:p>
      <text:p text:style-name="P1">PROVIDE(UCA1IRCTL <text:s text:c="9"/>= 0x0532);</text:p>
      <text:p text:style-name="P1">PROVIDE(UCA1IRCTL_L <text:s text:c="7"/>= 0x0532);</text:p>
      <text:p text:style-name="P1">PROVIDE(UCA1IRCTL_H <text:s text:c="7"/>= 0x0533);</text:p>
      <text:p text:style-name="P1">PROVIDE(UCA1IE <text:s text:c="12"/>= 0x053A);</text:p>
      <text:p text:style-name="P1">PROVIDE(UCA1IE_L <text:s text:c="10"/>= 0x053A);</text:p>
      <text:p text:style-name="P1">PROVIDE(UCA1IE_H <text:s text:c="10"/>= 0x053B);</text:p>
      <text:p text:style-name="P1">PROVIDE(UCA1IFG <text:s text:c="11"/>= 0x053C);</text:p>
      <text:p text:style-name="P1">PROVIDE(UCA1IFG_L <text:s text:c="9"/>= 0x053C);</text:p>
      <text:p text:style-name="P1">PROVIDE(UCA1IFG_H <text:s text:c="9"/>= 0x053D);</text:p>
      <text:p text:style-name="P1">PROVIDE(UCA1IV <text:s text:c="12"/>= 0x053E);</text:p>
      <text:p text:style-name="P1">/************************************************************</text:p>
      <text:p text:style-name="P1">* USCI B0</text:p>
      <text:p text:style-name="P1">************************************************************/</text:p>
      <text:p text:style-name="P1">PROVIDE(UCB0CTLW0 <text:s text:c="9"/>= 0x0540);</text:p>
      <text:p text:style-name="P1">PROVIDE(UCB0CTLW0_L <text:s text:c="7"/>= 0x0540);</text:p>
      <text:p text:style-name="P1">PROVIDE(UCB0CTLW0_H <text:s text:c="7"/>= 0x0541);</text:p>
      <text:p text:style-name="P1">PROVIDE(UCB0CTLW1 <text:s text:c="9"/>= 0x0542);</text:p>
      <text:p text:style-name="P1">PROVIDE(UCB0CTLW1_L <text:s text:c="7"/>= 0x0542);</text:p>
      <text:p text:style-name="P1">PROVIDE(UCB0CTLW1_H <text:s text:c="7"/>= 0x0543);</text:p>
      <text:p text:style-name="P1">PROVIDE(UCB0BRW <text:s text:c="11"/>= 0x0546);</text:p>
      <text:p text:style-name="P1">PROVIDE(UCB0BRW_L <text:s text:c="9"/>= 0x0546);</text:p>
      <text:p text:style-name="P1">PROVIDE(UCB0BRW_H <text:s text:c="9"/>= 0x0547);</text:p>
      <text:p text:style-name="P1">PROVIDE(UCB0STATW <text:s text:c="9"/>= 0x0548);</text:p>
      <text:p text:style-name="P1">PROVIDE(UCB0STATW_L <text:s text:c="7"/>= 0x0548);</text:p>
      <text:p text:style-name="P1">PROVIDE(UCB0STATW_H <text:s text:c="7"/>= 0x0549);</text:p>
      <text:p text:style-name="P1">PROVIDE(UCB0TBCNT <text:s text:c="9"/>= 0x054A);</text:p>
      <text:p text:style-name="P1">PROVIDE(UCB0TBCNT_L <text:s text:c="7"/>= 0x054A);</text:p>
      <text:p text:style-name="P1">PROVIDE(UCB0TBCNT_H <text:s text:c="7"/>= 0x054B);</text:p>
      <text:p text:style-name="P1">PROVIDE(UCB0RXBUF <text:s text:c="9"/>= 0x054C);</text:p>
      <text:p text:style-name="P1">PROVIDE(UCB0RXBUF_L <text:s text:c="7"/>= 0x054C);</text:p>
      <text:p text:style-name="P1">PROVIDE(UCB0RXBUF_H <text:s text:c="7"/>= 0x054D);</text:p>
      <text:p text:style-name="P1">PROVIDE(UCB0TXBUF <text:s text:c="9"/>= 0x054E);</text:p>
      <text:p text:style-name="P1">PROVIDE(UCB0TXBUF_L <text:s text:c="7"/>= 0x054E);</text:p>
      <text:p text:style-name="P1">PROVIDE(UCB0TXBUF_H <text:s text:c="7"/>= 0x054F);</text:p>
      <text:p text:style-name="P1">PROVIDE(UCB0I2COA0 <text:s text:c="8"/>= 0x0554);</text:p>
      <text:p text:style-name="P1">PROVIDE(UCB0I2COA0_L <text:s text:c="6"/>= 0x0554);</text:p>
      <text:p text:style-name="P1">PROVIDE(UCB0I2COA0_H <text:s text:c="6"/>= 0x0555);</text:p>
      <text:p text:style-name="P1">PROVIDE(UCB0I2COA1 <text:s text:c="8"/>= 0x0556);</text:p>
      <text:p text:style-name="P1">PROVIDE(UCB0I2COA1_L <text:s text:c="6"/>= 0x0556);</text:p>
      <text:p text:style-name="P1">PROVIDE(UCB0I2COA1_H <text:s text:c="6"/>= 0x0557);</text:p>
      <text:p text:style-name="P1">PROVIDE(UCB0I2COA2 <text:s text:c="8"/>= 0x0558);</text:p>
      <text:p text:style-name="P1">PROVIDE(UCB0I2COA2_L <text:s text:c="6"/>= 0x0558);</text:p>
      <text:p text:style-name="P1">PROVIDE(UCB0I2COA2_H <text:s text:c="6"/>= 0x0559);</text:p>
      <text:p text:style-name="P1">PROVIDE(UCB0I2COA3 <text:s text:c="8"/>= 0x055A);</text:p>
      <text:p text:style-name="P1">PROVIDE(UCB0I2COA3_L <text:s text:c="6"/>= 0x055A);</text:p>
      <text:p text:style-name="P1">PROVIDE(UCB0I2COA3_H <text:s text:c="6"/>= 0x055B);</text:p>
      <text:p text:style-name="P1">PROVIDE(UCB0ADDRX <text:s text:c="9"/>= 0x055C);</text:p>
      <text:p text:style-name="P1">PROVIDE(UCB0ADDRX_L <text:s text:c="7"/>= 0x055C);</text:p>
      <text:p text:style-name="P1">PROVIDE(UCB0ADDRX_H <text:s text:c="7"/>= 0x055D);</text:p>
      <text:p text:style-name="P1">PROVIDE(UCB0ADDMASK <text:s text:c="7"/>= 0x055E);</text:p>
      <text:p text:style-name="P1">PROVIDE(UCB0ADDMASK_L <text:s text:c="5"/>= 0x055E);</text:p>
      <text:p text:style-name="P1">PROVIDE(UCB0ADDMASK_H <text:s text:c="5"/>= 0x055F);</text:p>
      <text:p text:style-name="P1">PROVIDE(UCB0I2CSA <text:s text:c="9"/>= 0x0560);</text:p>
      <text:p text:style-name="P1">PROVIDE(UCB0I2CSA_L <text:s text:c="7"/>= 0x0560);</text:p>
      <text:p text:style-name="P1">PROVIDE(UCB0I2CSA_H <text:s text:c="7"/>= 0x0561);</text:p>
      <text:p text:style-name="P1">PROVIDE(UCB0IE <text:s text:c="12"/>= 0x056A);</text:p>
      <text:p text:style-name="P1">PROVIDE(UCB0IE_L <text:s text:c="10"/>= 0x056A);</text:p>
      <text:p text:style-name="P1">PROVIDE(UCB0IE_H <text:s text:c="10"/>= 0x056B);</text:p>
      <text:p text:style-name="P1">PROVIDE(UCB0IFG <text:s text:c="11"/>= 0x056C);</text:p>
      <text:p text:style-name="P1">PROVIDE(UCB0IFG_L <text:s text:c="9"/>= 0x056C);</text:p>
      <text:p text:style-name="P1"><text:soft-page-break/>PROVIDE(UCB0IFG_H <text:s text:c="9"/>= 0x056D);</text:p>
      <text:p text:style-name="P1">PROVIDE(UCB0IV <text:s text:c="12"/>= 0x056E);</text:p>
      <text:p text:style-name="P1">/************************************************************</text:p>
      <text:p text:style-name="P1">* WATCHDOG TIMER A</text:p>
      <text:p text:style-name="P1">************************************************************/</text:p>
      <text:p text:style-name="P1">PROVIDE(WDTCTL <text:s text:c="12"/>= 0x01CC);</text:p>
      <text:p text:style-name="P1">PROVIDE(WDTCTL_L <text:s text:c="10"/>= 0x01CC);</text:p>
      <text:p text:style-name="P1">PROVIDE(WDTCTL_H <text:s text:c="10"/>= 0x01CD);</text:p>
      <text:p text:style-name="P1">/************************************************************</text:p>
      <text:p text:style-name="P1">* TLV Descriptors</text:p>
      <text:p text:style-name="P1">************************************************************/</text:p>
      <text:p text:style-name="P1">/************************************************************</text:p>
      <text:p text:style-name="P1">* Interrupt Vectors (offset from 0xFF80 + 0x10 for Password)</text:p>
      <text:p text:style-name="P1">************************************************************/</text:p>
      <text:p text:style-name="P1">/************************************************************</text:p>
      <text:p text:style-name="P1">* End of Modules</text:p>
      <text:p text:style-name="P1">************************************************************/</text:p>
      <text:p text:style-name="P1">/* Include peripherals memory map <text:s text:c="35"/>end <text:s/>*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0T10:11:05.961355019</dc:date>
    <meta:editing-duration>PT3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4" meta:paragraph-count="902" meta:word-count="3664" meta:character-count="37018" meta:non-whitespace-character-count="27593"/>
  </office:meta>
</office:document-meta>
</file>